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2in"/>
    </style:style>
    <style:style style:name="co3" style:family="table-column">
      <style:table-column-properties fo:break-before="auto" style:column-width="1.25in"/>
    </style:style>
    <style:style style:name="co4" style:family="table-column">
      <style:table-column-properties fo:break-before="auto" style:column-width="1.8229166666666667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541666666666667in" fo:break-before="auto" style:use-optimal-row-height="true"/>
    </style:style>
    <style:style style:name="ro4" style:family="table-row">
      <style:table-row-properties style:row-height="0.53125in" fo:break-before="auto" style:use-optimal-row-height="true"/>
    </style:style>
    <style:style style:name="ro5" style:family="table-row">
      <style:table-row-properties style:row-height="0.17708333333333334in" fo:break-before="auto" style:use-optimal-row-height="false"/>
    </style:style>
    <style:style style:name="ta1" style:family="table" style:master-page-name="PageStyle_5f_Western Ghats">
      <style:table-properties table:display="true" style:writing-mode="lr-tb"/>
    </style:style>
    <style:style style:name="ta2" style:family="table" style:master-page-name="PageStyle_5f_Peninsular India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Western Ghats" table:style-name="ta1" table:print="false">
        <office:forms form:automatic-focus="false" form:apply-design-mode="false"/>
        <table:table-column table:style-name="co1" table:number-columns-repeated="2" table:default-cell-style-name="ce-1"/>
        <table:table-column table:style-name="co2" table:default-cell-style-name="ce-1"/>
        <table:table-column table:style-name="co1" table:number-columns-repeated="17" table:default-cell-style-name="ce-1"/>
        <table:table-column table:style-name="co1" table:default-cell-style-name="ce15" table:number-columns-repeated="236"/>
        <table:table-row table:style-name="ro2">
          <table:table-cell table:style-name="ce21" office:value-type="string">
            <text:p>Path</text:p>
          </table:table-cell>
          <table:table-cell table:style-name="ce21" office:value-type="string">
            <text:p>Row</text:p>
          </table:table-cell>
          <table:table-cell table:style-name="ce21" office:value-type="string">
            <text:p>ID</text:p>
          </table:table-cell>
          <table:table-cell table:style-name="ce21" office:value-type="string">
            <text:p>Date</text:p>
          </table:table-cell>
          <table:table-cell table:style-name="ce21" office:value-type="string">
            <text:p>Level</text:p>
          </table:table-cell>
          <table:table-cell table:style-name="ce21" office:value-type="string">
            <text:p>Product</text:p>
          </table:table-cell>
          <table:table-cell table:style-name="ce21" office:value-type="string">
            <text:p>Sensor</text:p>
          </table:table-cell>
          <table:table-cell table:style-name="ce21" office:value-type="string">
            <text:p>CC</text:p>
          </table:table-cell>
          <table:table-cell table:style-name="ce21" office:value-type="string">
            <text:p>Quality</text:p>
          </table:table-cell>
          <table:table-cell table:style-name="ce21" office:value-type="string">
            <text:p>Usable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13056PFS00</text:p>
          </table:table-cell>
          <table:table-cell table:style-name="ce22" office:value-type="float" office:value="41330">
            <text:p>2/25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13072PFS00</text:p>
          </table:table-cell>
          <table:table-cell table:style-name="ce22" office:value-type="float" office:value="41346">
            <text:p>3/13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C81430532013144LGN00</text:p>
          </table:table-cell>
          <table:table-cell table:style-name="ce22" office:value-type="float" office:value="41418">
            <text:p>5/24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I_TIRS_L1T</text:p>
          </table:table-cell>
          <table:table-cell/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Yes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 LE71430532013280SG100</text:p>
          </table:table-cell>
          <table:table-cell table:style-name="ce22" office:value-type="float" office:value="41554">
            <text:p>10/7/201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12086PFS00</text:p>
          </table:table-cell>
          <table:table-cell table:style-name="ce22" office:value-type="float" office:value="40994">
            <text:p>3/26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12278PFS00</text:p>
          </table:table-cell>
          <table:table-cell table:style-name="ce22" office:value-type="float" office:value="41186">
            <text:p>10/4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12326PFS00</text:p>
          </table:table-cell>
          <table:table-cell table:style-name="ce22" office:value-type="float" office:value="41234">
            <text:p>11/21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11019ASN00</text:p>
          </table:table-cell>
          <table:table-cell table:style-name="ce22" office:value-type="float" office:value="40562">
            <text:p>1/19/201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11275PFS00</text:p>
          </table:table-cell>
          <table:table-cell table:style-name="ce22" office:value-type="float" office:value="40818">
            <text:p>10/2/201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T51430532010040BKT00</text:p>
          </table:table-cell>
          <table:table-cell table:style-name="ce22" office:value-type="float" office:value="40218">
            <text:p>2/9/201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 TM L1T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Yes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10064ASN00</text:p>
          </table:table-cell>
          <table:table-cell table:style-name="ce22" office:value-type="float" office:value="40242">
            <text:p>3/5/201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10112SGS00</text:p>
          </table:table-cell>
          <table:table-cell table:style-name="ce22" office:value-type="float" office:value="40290">
            <text:p>4/22/201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 LT51430532009021BKT00</text:p>
          </table:table-cell>
          <table:table-cell table:style-name="ce22" office:value-type="float" office:value="39834">
            <text:p>1/21/200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 TM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Yes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09045SGS00</text:p>
          </table:table-cell>
          <table:table-cell table:style-name="ce22" office:value-type="float" office:value="39858">
            <text:p>2/14/200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09061ASN00</text:p>
          </table:table-cell>
          <table:table-cell table:style-name="ce22" office:value-type="float" office:value="39874">
            <text:p>3/2/200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 LE71430532009109ASN00</text:p>
          </table:table-cell>
          <table:table-cell table:style-name="ce22" office:value-type="float" office:value="39922">
            <text:p>4/19/200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09125ASN00</text:p>
          </table:table-cell>
          <table:table-cell table:style-name="ce22" office:value-type="float" office:value="39938">
            <text:p>5/5/200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08363SGS00</text:p>
          </table:table-cell>
          <table:table-cell table:style-name="ce22" office:value-type="float" office:value="39810">
            <text:p>12/28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07088SGS00</text:p>
          </table:table-cell>
          <table:table-cell table:style-name="ce22" office:value-type="float" office:value="39170">
            <text:p>3/29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07120ASN00</text:p>
          </table:table-cell>
          <table:table-cell table:style-name="ce22" office:value-type="float" office:value="39202">
            <text:p>4/30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 LE71430532007152ASN00</text:p>
          </table:table-cell>
          <table:table-cell table:style-name="ce22" office:value-type="float" office:value="39234">
            <text:p>6/1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07360SGS00</text:p>
          </table:table-cell>
          <table:table-cell table:style-name="ce22" office:value-type="float" office:value="39442">
            <text:p>12/26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06021PFS00</text:p>
          </table:table-cell>
          <table:table-cell table:style-name="ce22" office:value-type="float" office:value="38738">
            <text:p>1/21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06037PFS00</text:p>
          </table:table-cell>
          <table:table-cell table:style-name="ce22" office:value-type="float" office:value="38754">
            <text:p>2/6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 LE71430532006101PFS00</text:p>
          </table:table-cell>
          <table:table-cell table:style-name="ce22" office:value-type="float" office:value="38818">
            <text:p>4/11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06133ASN00</text:p>
          </table:table-cell>
          <table:table-cell table:style-name="ce22" office:value-type="float" office:value="38850">
            <text:p>5/13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 LE71430532005082PFS00</text:p>
          </table:table-cell>
          <table:table-cell table:style-name="ce22" office:value-type="float" office:value="38434">
            <text:p>3/23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05242ASN00</text:p>
          </table:table-cell>
          <table:table-cell table:style-name="ce22" office:value-type="float" office:value="38594">
            <text:p>8/30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05354PFS00</text:p>
          </table:table-cell>
          <table:table-cell table:style-name="ce22" office:value-type="float" office:value="38706">
            <text:p>12/20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 LE71430532004016ASN01</text:p>
          </table:table-cell>
          <table:table-cell table:style-name="ce22" office:value-type="float" office:value="38002">
            <text:p>1/16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04064ASN01</text:p>
          </table:table-cell>
          <table:table-cell table:style-name="ce22" office:value-type="float" office:value="38050">
            <text:p>3/4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04352PFS00</text:p>
          </table:table-cell>
          <table:table-cell table:style-name="ce22" office:value-type="float" office:value="38338">
            <text:p>12/17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03029SGS00</text:p>
          </table:table-cell>
          <table:table-cell table:style-name="ce22" office:value-type="float" office:value="37650">
            <text:p>1/29/200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Yes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 LE71430532003221ASN01</text:p>
          </table:table-cell>
          <table:table-cell table:style-name="ce22" office:value-type="float" office:value="37842">
            <text:p>8/9/200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01135SGS00</text:p>
          </table:table-cell>
          <table:table-cell table:style-name="ce22" office:value-type="float" office:value="37026">
            <text:p>5/15/200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Yes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01343SGS00</text:p>
          </table:table-cell>
          <table:table-cell table:style-name="ce22" office:value-type="float" office:value="37234">
            <text:p>12/9/200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Yes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00101SGS00</text:p>
          </table:table-cell>
          <table:table-cell table:style-name="ce22" office:value-type="float" office:value="36626">
            <text:p>4/10/200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Yes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00197EDC00</text:p>
          </table:table-cell>
          <table:table-cell table:style-name="ce22" office:value-type="float" office:value="36722">
            <text:p>7/15/200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 ETM+ L1T</text:p>
          </table:table-cell>
          <table:table-cell/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Yes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00293SGS00</text:p>
          </table:table-cell>
          <table:table-cell table:style-name="ce22" office:value-type="float" office:value="36818">
            <text:p>10/19/200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Yes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1999258EDC00</text:p>
          </table:table-cell>
          <table:table-cell table:style-name="ce22" office:value-type="float" office:value="36418">
            <text:p>9/15/199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Yes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 LE71430531999306EDC01</text:p>
          </table:table-cell>
          <table:table-cell table:style-name="ce22" office:value-type="float" office:value="36466">
            <text:p>11/2/199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</text:p>
          </table:table-cell>
          <table:table-cell/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Yes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1999338SGS00</text:p>
          </table:table-cell>
          <table:table-cell table:style-name="ce22" office:value-type="float" office:value="36498">
            <text:p>12/4/199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Yes</text:p>
          </table:table-cell>
        </table:table-row>
        <table:table-row table:number-rows-repeated="1" table:style-name="ro1"/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13351SG100</text:p>
          </table:table-cell>
          <table:table-cell table:style-name="ce22" office:value-type="float" office:value="41625">
            <text:p>12/17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13015PFS00</text:p>
          </table:table-cell>
          <table:table-cell table:style-name="ce22" office:value-type="float" office:value="41289">
            <text:p>1/15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 LE71440522011090ASN00</text:p>
          </table:table-cell>
          <table:table-cell table:style-name="ce22" office:value-type="float" office:value="40633">
            <text:p>3/31/201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11314PFS00</text:p>
          </table:table-cell>
          <table:table-cell table:style-name="ce22" office:value-type="float" office:value="40857">
            <text:p>11/10/201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08050SGS00</text:p>
          </table:table-cell>
          <table:table-cell table:style-name="ce22" office:value-type="float" office:value="39497">
            <text:p>2/19/200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07031SGS00</text:p>
          </table:table-cell>
          <table:table-cell table:style-name="ce22" office:value-type="float" office:value="39113">
            <text:p>1/31/2007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 ETM+ L1T</text:p>
          </table:table-cell>
          <table:table-cell/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 LE71440522007063SGS01</text:p>
          </table:table-cell>
          <table:table-cell table:style-name="ce22" office:value-type="float" office:value="39145">
            <text:p>3/4/2007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 ETM+ L1T</text:p>
          </table:table-cell>
          <table:table-cell/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07319PFS00</text:p>
          </table:table-cell>
          <table:table-cell table:style-name="ce22" office:value-type="float" office:value="39401">
            <text:p>11/15/2007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 LE71440522006364ASN00</text:p>
          </table:table-cell>
          <table:table-cell table:style-name="ce22" office:value-type="float" office:value="39081">
            <text:p>12/30/200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 ETM+ L1T</text:p>
          </table:table-cell>
          <table:table-cell/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04343PFS00</text:p>
          </table:table-cell>
          <table:table-cell table:style-name="ce22" office:value-type="float" office:value="38329">
            <text:p>12/8/2004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 LE71440522003052SGS00</text:p>
          </table:table-cell>
          <table:table-cell table:style-name="ce22" office:value-type="float" office:value="37673">
            <text:p>2/21/200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Yes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03340ASN01</text:p>
          </table:table-cell>
          <table:table-cell table:style-name="ce22" office:value-type="float" office:value="37961">
            <text:p>12/6/200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 ETM+ L1T</text:p>
          </table:table-cell>
          <table:table-cell/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01014SGS00</text:p>
          </table:table-cell>
          <table:table-cell table:style-name="ce22" office:value-type="float" office:value="36905">
            <text:p>1/14/200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Yes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 LE71440522000300SGS00</text:p>
          </table:table-cell>
          <table:table-cell table:style-name="ce22" office:value-type="float" office:value="36825">
            <text:p>10/26/200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Yes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00332SGS00</text:p>
          </table:table-cell>
          <table:table-cell table:style-name="ce22" office:value-type="float" office:value="36857">
            <text:p>11/27/200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 ETM+ L1T</text:p>
          </table:table-cell>
          <table:table-cell/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Yes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 LT51440521999033AAA02</text:p>
          </table:table-cell>
          <table:table-cell table:style-name="ce22" office:value-type="float" office:value="36193">
            <text:p>2/2/199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M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1999313SGS00</text:p>
          </table:table-cell>
          <table:table-cell table:style-name="ce22" office:value-type="float" office:value="36473">
            <text:p>11/9/199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Yes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12061PFS00</text:p>
          </table:table-cell>
          <table:table-cell table:style-name="ce22" office:value-type="float" office:value="40969">
            <text:p>3/1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12109PFS00</text:p>
          </table:table-cell>
          <table:table-cell table:style-name="ce22" office:value-type="float" office:value="41017">
            <text:p>4/18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12333PFS00</text:p>
          </table:table-cell>
          <table:table-cell table:style-name="ce22" office:value-type="float" office:value="41241">
            <text:p>11/28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11090ASN00</text:p>
          </table:table-cell>
          <table:table-cell table:style-name="ce22" office:value-type="float" office:value="40633">
            <text:p>3/31/201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09132SGS01</text:p>
          </table:table-cell>
          <table:table-cell table:style-name="ce22" office:value-type="float" office:value="39945">
            <text:p>5/12/200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08002SGS00</text:p>
          </table:table-cell>
          <table:table-cell table:style-name="ce22" office:value-type="float" office:value="39449">
            <text:p>1/2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08066SGS00</text:p>
          </table:table-cell>
          <table:table-cell table:style-name="ce22" office:value-type="float" office:value="39513">
            <text:p>3/6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 LE71440522008066SGS00</text:p>
          </table:table-cell>
          <table:table-cell table:style-name="ce22" office:value-type="float" office:value="39513">
            <text:p>3/6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07047SGS00</text:p>
          </table:table-cell>
          <table:table-cell table:style-name="ce22" office:value-type="float" office:value="39129">
            <text:p>2/16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07095ASN00</text:p>
          </table:table-cell>
          <table:table-cell table:style-name="ce22" office:value-type="float" office:value="39177">
            <text:p>4/5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 LE71440522005025ASN00</text:p>
          </table:table-cell>
          <table:table-cell table:style-name="ce22" office:value-type="float" office:value="38377">
            <text:p>1/25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05041ASN00</text:p>
          </table:table-cell>
          <table:table-cell table:style-name="ce22" office:value-type="float" office:value="38393">
            <text:p>2/10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05073PFS02</text:p>
          </table:table-cell>
          <table:table-cell table:style-name="ce22" office:value-type="float" office:value="38425">
            <text:p>3/14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04055ASN01</text:p>
          </table:table-cell>
          <table:table-cell table:style-name="ce22" office:value-type="float" office:value="38041">
            <text:p>2/24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04071ASN01</text:p>
          </table:table-cell>
          <table:table-cell table:style-name="ce22" office:value-type="float" office:value="38057">
            <text:p>3/11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 LE71440522004103ASN01</text:p>
          </table:table-cell>
          <table:table-cell table:style-name="ce22" office:value-type="float" office:value="38089">
            <text:p>4/12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02049SGS00</text:p>
          </table:table-cell>
          <table:table-cell table:style-name="ce22" office:value-type="float" office:value="37305">
            <text:p>2/18/200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Yes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02337SGS00</text:p>
          </table:table-cell>
          <table:table-cell table:style-name="ce22" office:value-type="float" office:value="37593">
            <text:p>12/3/200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Yes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01062SGS00</text:p>
          </table:table-cell>
          <table:table-cell table:style-name="ce22" office:value-type="float" office:value="36953">
            <text:p>3/3/200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Yes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01334SGS00</text:p>
          </table:table-cell>
          <table:table-cell table:style-name="ce22" office:value-type="float" office:value="37225">
            <text:p>11/30/200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Yes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T51440521999097XXX01</text:p>
          </table:table-cell>
          <table:table-cell table:style-name="ce22" office:value-type="float" office:value="36257">
            <text:p>4/7/199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Yes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08274ASN00</text:p>
          </table:table-cell>
          <table:table-cell table:number-columns-repeated="6"/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09020SGS00</text:p>
          </table:table-cell>
          <table:table-cell table:number-columns-repeated="6"/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09036ASN00</text:p>
          </table:table-cell>
          <table:table-cell table:number-columns-repeated="6"/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09132SGS01</text:p>
          </table:table-cell>
          <table:table-cell table:number-columns-repeated="6"/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10007SGS00</text:p>
          </table:table-cell>
          <table:table-cell table:number-columns-repeated="6"/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10039ASN00</text:p>
          </table:table-cell>
          <table:table-cell table:number-columns-repeated="6"/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11090ASN00</text:p>
          </table:table-cell>
          <table:table-cell table:number-columns-repeated="6"/>
          <table:table-cell table:style-name="ce21" office:value-type="string">
            <text:p>No</text:p>
          </table:table-cell>
        </table:table-row>
        <table:table-row table:number-rows-repeated="1" table:style-name="ro1"/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 LE71440532013015PFS00</text:p>
          </table:table-cell>
          <table:table-cell table:style-name="ce22" office:value-type="float" office:value="41289">
            <text:p>1/15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 LE71440532013351SG100</text:p>
          </table:table-cell>
          <table:table-cell table:style-name="ce22" office:value-type="float" office:value="41625">
            <text:p>12/17/201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L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 LE71440532012045PFS00</text:p>
          </table:table-cell>
          <table:table-cell table:style-name="ce22" office:value-type="float" office:value="40953">
            <text:p>2/14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40532012061PFS00</text:p>
          </table:table-cell>
          <table:table-cell table:style-name="ce22" office:value-type="float" office:value="40969">
            <text:p>3/1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 LE71440532012333PFS00</text:p>
          </table:table-cell>
          <table:table-cell table:style-name="ce22" office:value-type="float" office:value="41241">
            <text:p>11/28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40532012349PFS00</text:p>
          </table:table-cell>
          <table:table-cell table:style-name="ce22" office:value-type="float" office:value="41257">
            <text:p>12/14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40532011282PFS00</text:p>
          </table:table-cell>
          <table:table-cell table:style-name="ce22" office:value-type="float" office:value="40825">
            <text:p>10/9/201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40532011314PFS00</text:p>
          </table:table-cell>
          <table:table-cell table:style-name="ce22" office:value-type="float" office:value="40857">
            <text:p>11/10/201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40532010007SGS00</text:p>
          </table:table-cell>
          <table:table-cell table:style-name="ce22" office:value-type="float" office:value="40185">
            <text:p>1/7/201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40532010039ASN00</text:p>
          </table:table-cell>
          <table:table-cell table:style-name="ce22" office:value-type="float" office:value="40217">
            <text:p>2/8/201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 LE71440532009020SGS00</text:p>
          </table:table-cell>
          <table:table-cell table:style-name="ce22" office:value-type="float" office:value="39833">
            <text:p>1/20/200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40532009036ASN00</text:p>
          </table:table-cell>
          <table:table-cell table:style-name="ce22" office:value-type="float" office:value="39849">
            <text:p>2/5/200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40532009084SGS00</text:p>
          </table:table-cell>
          <table:table-cell table:style-name="ce22" office:value-type="float" office:value="39897">
            <text:p>3/25/200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40532008002SGS00</text:p>
          </table:table-cell>
          <table:table-cell table:style-name="ce22" office:value-type="float" office:value="39449">
            <text:p>1/2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 LE71440532008050SGS00</text:p>
          </table:table-cell>
          <table:table-cell table:style-name="ce22" office:value-type="float" office:value="39497">
            <text:p>2/19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 LE71440532008066SGS00</text:p>
          </table:table-cell>
          <table:table-cell table:style-name="ce22" office:value-type="float" office:value="39513">
            <text:p>3/6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 LE71440532007031SGS00</text:p>
          </table:table-cell>
          <table:table-cell table:style-name="ce22" office:value-type="float" office:value="39113">
            <text:p>1/31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40532007047SGS00</text:p>
          </table:table-cell>
          <table:table-cell table:style-name="ce22" office:value-type="float" office:value="39129">
            <text:p>2/16/2007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40532007063SGS01</text:p>
          </table:table-cell>
          <table:table-cell table:style-name="ce22" office:value-type="float" office:value="39145">
            <text:p>3/4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40532007095ASN00</text:p>
          </table:table-cell>
          <table:table-cell table:style-name="ce22" office:value-type="float" office:value="39177">
            <text:p>4/5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40532007319PFS00</text:p>
          </table:table-cell>
          <table:table-cell table:style-name="ce22" office:value-type="float" office:value="39401">
            <text:p>11/15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 LE71440532007335ASN00</text:p>
          </table:table-cell>
          <table:table-cell table:style-name="ce22" office:value-type="float" office:value="39417">
            <text:p>12/1/2007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40532006364ASN00</text:p>
          </table:table-cell>
          <table:table-cell table:style-name="ce22" office:value-type="float" office:value="39081">
            <text:p>12/30/200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40532006364ASN00</text:p>
          </table:table-cell>
          <table:table-cell table:style-name="ce22" office:value-type="float" office:value="39081">
            <text:p>12/30/200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40532005025ASN00</text:p>
          </table:table-cell>
          <table:table-cell table:style-name="ce22" office:value-type="float" office:value="38377">
            <text:p>1/25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 LE71440532005041ASN00</text:p>
          </table:table-cell>
          <table:table-cell table:style-name="ce22" office:value-type="float" office:value="38393">
            <text:p>2/10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 LE71440532005073PFS02</text:p>
          </table:table-cell>
          <table:table-cell table:style-name="ce22" office:value-type="float" office:value="38425">
            <text:p>3/14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 LE71440532004343PFS00</text:p>
          </table:table-cell>
          <table:table-cell table:style-name="ce22" office:value-type="float" office:value="38329">
            <text:p>12/8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40532003052SGS00</text:p>
          </table:table-cell>
          <table:table-cell table:style-name="ce22" office:value-type="float" office:value="37673">
            <text:p>2/21/200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 ETM+ L1T</text:p>
          </table:table-cell>
          <table:table-cell/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Yes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40532003340ASN01</text:p>
          </table:table-cell>
          <table:table-cell table:style-name="ce22" office:value-type="float" office:value="37961">
            <text:p>12/6/200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40532002049SGS00</text:p>
          </table:table-cell>
          <table:table-cell table:style-name="ce22" office:value-type="float" office:value="37305">
            <text:p>2/18/200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Yes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40532001014SGS00</text:p>
          </table:table-cell>
          <table:table-cell table:style-name="ce22" office:value-type="float" office:value="36905">
            <text:p>1/14/200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 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Yes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 LE71440532001334SGS00</text:p>
          </table:table-cell>
          <table:table-cell table:style-name="ce22" office:value-type="float" office:value="37225">
            <text:p>11/30/200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Yes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40532000300SGS00</text:p>
          </table:table-cell>
          <table:table-cell table:style-name="ce22" office:value-type="float" office:value="36825">
            <text:p>10/26/200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Yes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 LE71440531999313SGS00</text:p>
          </table:table-cell>
          <table:table-cell table:style-name="ce22" office:value-type="float" office:value="36473">
            <text:p>11/9/199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Yes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40532001062SGS00</text:p>
          </table:table-cell>
          <table:table-cell table:number-columns-repeated="6"/>
          <table:table-cell table:style-name="ce21" office:value-type="string">
            <text:p>Yes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40532004071ASN01</text:p>
          </table:table-cell>
          <table:table-cell table:number-columns-repeated="6"/>
          <table:table-cell table:style-name="ce21" office:value-type="string">
            <text:p>No</text:p>
          </table:table-cell>
        </table:table-row>
        <table:table-row table:number-rows-repeated="1" table:style-name="ro1"/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40542013287EDC00</text:p>
          </table:table-cell>
          <table:table-cell table:style-name="ce22" office:value-type="float" office:value="41561">
            <text:p>10/14/201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13271SG100</text:p>
          </table:table-cell>
          <table:table-cell table:style-name="ce22" office:value-type="float" office:value="41545">
            <text:p>9/28/201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13015PFS00</text:p>
          </table:table-cell>
          <table:table-cell table:style-name="ce22" office:value-type="float" office:value="41289">
            <text:p>1/15/201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12013PFS00</text:p>
          </table:table-cell>
          <table:table-cell table:style-name="ce22" office:value-type="float" office:value="40921">
            <text:p>1/13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12045PFS00</text:p>
          </table:table-cell>
          <table:table-cell table:style-name="ce22" office:value-type="float" office:value="40953">
            <text:p>2/14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12061PFS00</text:p>
          </table:table-cell>
          <table:table-cell table:style-name="ce22" office:value-type="float" office:value="40969">
            <text:p>3/1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12093PFS00</text:p>
          </table:table-cell>
          <table:table-cell table:style-name="ce22" office:value-type="float" office:value="41001">
            <text:p>4/2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40542012349PFS00</text:p>
          </table:table-cell>
          <table:table-cell table:style-name="ce22" office:value-type="float" office:value="41257">
            <text:p>12/14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11282PFS00</text:p>
          </table:table-cell>
          <table:table-cell table:style-name="ce22" office:value-type="float" office:value="40825">
            <text:p>10/9/201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10007SGS00</text:p>
          </table:table-cell>
          <table:table-cell table:style-name="ce22" office:value-type="float" office:value="40185">
            <text:p>1/7/201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10039ASN00</text:p>
          </table:table-cell>
          <table:table-cell table:style-name="ce22" office:value-type="float" office:value="40217">
            <text:p>2/8/201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09020SGS00</text:p>
          </table:table-cell>
          <table:table-cell table:style-name="ce22" office:value-type="float" office:value="39833">
            <text:p>1/20/200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09036ASN01</text:p>
          </table:table-cell>
          <table:table-cell table:style-name="ce22" office:value-type="float" office:value="39849">
            <text:p>2/5/200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40542009084SGS00</text:p>
          </table:table-cell>
          <table:table-cell table:style-name="ce22" office:value-type="float" office:value="39897">
            <text:p>3/25/200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08018ASN00</text:p>
          </table:table-cell>
          <table:table-cell table:style-name="ce22" office:value-type="float" office:value="39465">
            <text:p>1/18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40542008050SGS00</text:p>
          </table:table-cell>
          <table:table-cell table:style-name="ce22" office:value-type="float" office:value="39497">
            <text:p>2/19/2008</text:p>
          </table:table-cell>
          <table:table-cell table:number-columns-repeated="2"/>
          <table:table-cell table:style-name="ce21" office:value-type="string">
            <text:p> ETM+ SLC-off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08066ASN00</text:p>
          </table:table-cell>
          <table:table-cell table:style-name="ce22" office:value-type="float" office:value="39513">
            <text:p>3/6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08274ASN00</text:p>
          </table:table-cell>
          <table:table-cell table:style-name="ce22" office:value-type="float" office:value="39721">
            <text:p>9/30/2008</text:p>
          </table:table-cell>
          <table:table-cell table:number-columns-repeated="2"/>
          <table:table-cell table:style-name="ce21" office:value-type="string">
            <text:p>ETM+ SLC-off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07031SGS00</text:p>
          </table:table-cell>
          <table:table-cell table:style-name="ce22" office:value-type="float" office:value="39113">
            <text:p>1/31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07047SGS00</text:p>
          </table:table-cell>
          <table:table-cell table:style-name="ce22" office:value-type="float" office:value="39129">
            <text:p>2/16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40542007063SGS01</text:p>
          </table:table-cell>
          <table:table-cell table:style-name="ce22" office:value-type="float" office:value="39145">
            <text:p>3/4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40542007095ASN00</text:p>
          </table:table-cell>
          <table:table-cell table:style-name="ce22" office:value-type="float" office:value="39177">
            <text:p>4/5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06060PFS00</text:p>
          </table:table-cell>
          <table:table-cell table:style-name="ce22" office:value-type="float" office:value="38777">
            <text:p>3/1/2006</text:p>
          </table:table-cell>
          <table:table-cell table:number-columns-repeated="2"/>
          <table:table-cell table:style-name="ce21" office:value-type="string">
            <text:p>ETM+ SLC-off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40542005025ASN00</text:p>
          </table:table-cell>
          <table:table-cell table:style-name="ce22" office:value-type="float" office:value="38377">
            <text:p>1/25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05057ASN00</text:p>
          </table:table-cell>
          <table:table-cell table:style-name="ce22" office:value-type="float" office:value="38409">
            <text:p>2/26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05073PFS02</text:p>
          </table:table-cell>
          <table:table-cell table:style-name="ce22" office:value-type="float" office:value="38425">
            <text:p>3/14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40542005361ASN00</text:p>
          </table:table-cell>
          <table:table-cell table:style-name="ce22" office:value-type="float" office:value="38713">
            <text:p>12/27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04343PFS00</text:p>
          </table:table-cell>
          <table:table-cell table:style-name="ce22" office:value-type="float" office:value="38329">
            <text:p>12/8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40542003052SGS00</text:p>
          </table:table-cell>
          <table:table-cell table:style-name="ce22" office:value-type="float" office:value="37673">
            <text:p>2/21/200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Yes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40542003308ASN01</text:p>
          </table:table-cell>
          <table:table-cell table:style-name="ce22" office:value-type="float" office:value="37929">
            <text:p>11/4/200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03356ASN01</text:p>
          </table:table-cell>
          <table:table-cell table:style-name="ce22" office:value-type="float" office:value="37977">
            <text:p>12/22/200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02049SGS00</text:p>
          </table:table-cell>
          <table:table-cell table:style-name="ce22" office:value-type="float" office:value="37305">
            <text:p>2/18/200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Yes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02257SGS00</text:p>
          </table:table-cell>
          <table:table-cell table:style-name="ce22" office:value-type="float" office:value="37513">
            <text:p>9/14/200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Yes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02337SGS00</text:p>
          </table:table-cell>
          <table:table-cell table:style-name="ce22" office:value-type="float" office:value="37593">
            <text:p>12/3/200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Yes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01062SGS00</text:p>
          </table:table-cell>
          <table:table-cell table:style-name="ce22" office:value-type="float" office:value="36953">
            <text:p>3/3/200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Yes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01222AGS00</text:p>
          </table:table-cell>
          <table:table-cell table:style-name="ce22" office:value-type="float" office:value="37113">
            <text:p>8/10/200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Yes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40542000028EDC00</text:p>
          </table:table-cell>
          <table:table-cell table:style-name="ce22" office:value-type="float" office:value="36553">
            <text:p>1/28/2000</text:p>
          </table:table-cell>
          <table:table-cell table:number-columns-repeated="2"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Yes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00300SGS00</text:p>
          </table:table-cell>
          <table:table-cell table:style-name="ce22" office:value-type="float" office:value="36825">
            <text:p>10/26/200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Yes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00332SGS00</text:p>
          </table:table-cell>
          <table:table-cell table:style-name="ce22" office:value-type="float" office:value="36857">
            <text:p>11/27/200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Yes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1999265SGS01</text:p>
          </table:table-cell>
          <table:table-cell table:style-name="ce22" office:value-type="float" office:value="36425">
            <text:p>9/22/199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Yes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40541999313SGS00</text:p>
          </table:table-cell>
          <table:table-cell table:style-name="ce22" office:value-type="float" office:value="36473">
            <text:p>11/9/199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Yes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00028EDC00</text:p>
          </table:table-cell>
          <table:table-cell table:style-name="ce22" office:value-type="float" office:value="36553">
            <text:p>1/28/200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Yes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42001334SGS00</text:p>
          </table:table-cell>
          <table:table-cell table:number-columns-repeated="6"/>
          <table:table-cell table:style-name="ce21" office:value-type="string">
            <text:p>Yes</text:p>
          </table:table-cell>
        </table:table-row>
        <table:table-row table:number-rows-repeated="1" table:style-name="ro1"/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C81450512014001LGN00</text:p>
          </table:table-cell>
          <table:table-cell table:style-name="ce22" office:value-type="float" office:value="41640">
            <text:p>1/1/2014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 OLI_TIRS_L1T</text:p>
          </table:table-cell>
          <table:table-cell/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C81450512014033LGN00</text:p>
          </table:table-cell>
          <table:table-cell table:style-name="ce22" office:value-type="float" office:value="41672">
            <text:p>2/2/2014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I_TIRS_L1T</text:p>
          </table:table-cell>
          <table:table-cell/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Yes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13022ASN00</text:p>
          </table:table-cell>
          <table:table-cell table:style-name="ce22" office:value-type="float" office:value="41296">
            <text:p>1/22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13038PFS00</text:p>
          </table:table-cell>
          <table:table-cell table:style-name="ce22" office:value-type="float" office:value="41312">
            <text:p>2/7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13102PFS00</text:p>
          </table:table-cell>
          <table:table-cell table:style-name="ce22" office:value-type="float" office:value="41376">
            <text:p>4/12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13310SG100</text:p>
          </table:table-cell>
          <table:table-cell table:style-name="ce22" office:value-type="float" office:value="41584">
            <text:p>11/6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C81450512013350LGN00</text:p>
          </table:table-cell>
          <table:table-cell table:style-name="ce22" office:value-type="float" office:value="41624">
            <text:p>12/16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I_TIRS_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 LE71450512012004PFS00</text:p>
          </table:table-cell>
          <table:table-cell table:style-name="ce22" office:value-type="float" office:value="40912">
            <text:p>1/4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12036PFS00</text:p>
          </table:table-cell>
          <table:table-cell table:style-name="ce22" office:value-type="float" office:value="40944">
            <text:p>2/5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12292PFS00</text:p>
          </table:table-cell>
          <table:table-cell table:style-name="ce22" office:value-type="float" office:value="41200">
            <text:p>10/18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12324PFS01</text:p>
          </table:table-cell>
          <table:table-cell table:style-name="ce22" office:value-type="float" office:value="41232">
            <text:p>11/19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11017ASN00</text:p>
          </table:table-cell>
          <table:table-cell table:style-name="ce22" office:value-type="float" office:value="40560">
            <text:p>1/17/201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11049ASN00</text:p>
          </table:table-cell>
          <table:table-cell table:style-name="ce22" office:value-type="float" office:value="40592">
            <text:p>2/18/201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10030ASN00</text:p>
          </table:table-cell>
          <table:table-cell table:style-name="ce22" office:value-type="float" office:value="40208">
            <text:p>1/30/201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10062SGS00</text:p>
          </table:table-cell>
          <table:table-cell table:style-name="ce22" office:value-type="float" office:value="40240">
            <text:p>3/3/201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10126ASN00</text:p>
          </table:table-cell>
          <table:table-cell table:style-name="ce22" office:value-type="float" office:value="40304">
            <text:p>5/6/201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9011SGS00</text:p>
          </table:table-cell>
          <table:table-cell table:style-name="ce22" office:value-type="float" office:value="39824">
            <text:p>1/11/200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9043SGS00</text:p>
          </table:table-cell>
          <table:table-cell table:style-name="ce22" office:value-type="float" office:value="39856">
            <text:p>2/12/200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9075ASN00
</text:p>
          </table:table-cell>
          <table:table-cell table:style-name="ce22" office:value-type="float" office:value="39888">
            <text:p>3/16/200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9091SGS00</text:p>
          </table:table-cell>
          <table:table-cell table:style-name="ce22" office:value-type="float" office:value="39904">
            <text:p>4/1/200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9299ASN00</text:p>
          </table:table-cell>
          <table:table-cell table:style-name="ce22" office:value-type="float" office:value="40112">
            <text:p>10/26/200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9331ASN00</text:p>
          </table:table-cell>
          <table:table-cell table:style-name="ce22" office:value-type="float" office:value="40144">
            <text:p>11/27/200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8009PFS00</text:p>
          </table:table-cell>
          <table:table-cell table:style-name="ce22" office:value-type="float" office:value="39456">
            <text:p>1/9/200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 LE71450512008057ASN00</text:p>
          </table:table-cell>
          <table:table-cell table:style-name="ce22" office:value-type="float" office:value="39504">
            <text:p>2/26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8105ASN00</text:p>
          </table:table-cell>
          <table:table-cell table:style-name="ce22" office:value-type="float" office:value="39552">
            <text:p>4/14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8361SGS00</text:p>
          </table:table-cell>
          <table:table-cell table:style-name="ce22" office:value-type="float" office:value="39808">
            <text:p>12/26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7006ASN00</text:p>
          </table:table-cell>
          <table:table-cell table:style-name="ce22" office:value-type="float" office:value="39088">
            <text:p>1/6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7038SGS00</text:p>
          </table:table-cell>
          <table:table-cell table:style-name="ce22" office:value-type="float" office:value="39120">
            <text:p>2/7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7342PFS00</text:p>
          </table:table-cell>
          <table:table-cell table:style-name="ce22" office:value-type="float" office:value="39424">
            <text:p>12/8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6019PFS00</text:p>
          </table:table-cell>
          <table:table-cell table:style-name="ce22" office:value-type="float" office:value="38736">
            <text:p>1/19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6035PFS00</text:p>
          </table:table-cell>
          <table:table-cell table:style-name="ce22" office:value-type="float" office:value="38752">
            <text:p>2/4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6067ASN00</text:p>
          </table:table-cell>
          <table:table-cell table:style-name="ce22" office:value-type="float" office:value="38784">
            <text:p>3/8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5016ASN00</text:p>
          </table:table-cell>
          <table:table-cell table:style-name="ce22" office:value-type="float" office:value="38368">
            <text:p>1/16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5064ASN00</text:p>
          </table:table-cell>
          <table:table-cell table:style-name="ce22" office:value-type="float" office:value="38416">
            <text:p>3/5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5320SGS00</text:p>
          </table:table-cell>
          <table:table-cell table:style-name="ce22" office:value-type="float" office:value="38672">
            <text:p>11/16/2005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4014ASN01</text:p>
          </table:table-cell>
          <table:table-cell table:style-name="ce22" office:value-type="float" office:value="38000">
            <text:p>1/14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4078ASN01</text:p>
          </table:table-cell>
          <table:table-cell table:style-name="ce22" office:value-type="float" office:value="38064">
            <text:p>3/18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4094ASN01</text:p>
          </table:table-cell>
          <table:table-cell table:style-name="ce22" office:value-type="float" office:value="38080">
            <text:p>4/3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4334PFS00</text:p>
          </table:table-cell>
          <table:table-cell table:style-name="ce22" office:value-type="float" office:value="38320">
            <text:p>11/29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3027SGS00</text:p>
          </table:table-cell>
          <table:table-cell table:style-name="ce22" office:value-type="float" office:value="37648">
            <text:p>1/27/200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Yes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3091ASN00</text:p>
          </table:table-cell>
          <table:table-cell table:style-name="ce22" office:value-type="float" office:value="37712">
            <text:p>4/1/200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3299ASN01</text:p>
          </table:table-cell>
          <table:table-cell table:style-name="ce22" office:value-type="float" office:value="37920">
            <text:p>10/26/200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3315ASN01</text:p>
          </table:table-cell>
          <table:table-cell table:style-name="ce22" office:value-type="float" office:value="37936">
            <text:p>11/11/200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3363ASN01</text:p>
          </table:table-cell>
          <table:table-cell table:style-name="ce22" office:value-type="float" office:value="37984">
            <text:p>12/29/200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2088SGS00</text:p>
          </table:table-cell>
          <table:table-cell table:style-name="ce22" office:value-type="float" office:value="37344">
            <text:p>3/29/200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Yes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1085SGS00</text:p>
          </table:table-cell>
          <table:table-cell table:style-name="ce22" office:value-type="float" office:value="36976">
            <text:p>3/26/200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Yes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1309SGS00</text:p>
          </table:table-cell>
          <table:table-cell table:style-name="ce22" office:value-type="float" office:value="37200">
            <text:p>11/5/200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0083SGS01</text:p>
          </table:table-cell>
          <table:table-cell table:style-name="ce22" office:value-type="float" office:value="36608">
            <text:p>3/23/200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Yes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T51450512000107XXX02</text:p>
          </table:table-cell>
          <table:table-cell table:style-name="ce22" office:value-type="float" office:value="36632">
            <text:p>4/16/200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0355SGS00</text:p>
          </table:table-cell>
          <table:table-cell table:style-name="ce22" office:value-type="float" office:value="36880">
            <text:p>12/20/200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Yes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T51450511999040XXX01</text:p>
          </table:table-cell>
          <table:table-cell table:style-name="ce22" office:value-type="float" office:value="36200">
            <text:p>2/9/199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T51450511999072AAA02</text:p>
          </table:table-cell>
          <table:table-cell table:style-name="ce22" office:value-type="float" office:value="36232">
            <text:p>3/13/199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T51450511999104XXX02</text:p>
          </table:table-cell>
          <table:table-cell table:style-name="ce22" office:value-type="float" office:value="36264">
            <text:p>4/14/199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1999352EDC00</text:p>
          </table:table-cell>
          <table:table-cell table:style-name="ce22" office:value-type="float" office:value="36512">
            <text:p>12/18/199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Yes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T51450511998037XXX01</text:p>
          </table:table-cell>
          <table:table-cell table:style-name="ce22" office:value-type="float" office:value="35832">
            <text:p>2/6/199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T51450511998069XXX02</text:p>
          </table:table-cell>
          <table:table-cell table:style-name="ce22" office:value-type="float" office:value="35864">
            <text:p>3/10/199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M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T51450511998101XXX01</text:p>
          </table:table-cell>
          <table:table-cell table:style-name="ce22" office:value-type="float" office:value="35896">
            <text:p>4/11/199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T51450511998149AAA01</text:p>
          </table:table-cell>
          <table:table-cell table:style-name="ce22" office:value-type="float" office:value="35944">
            <text:p>5/29/199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M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T51450511998293XXX02</text:p>
          </table:table-cell>
          <table:table-cell table:style-name="ce22" office:value-type="float" office:value="36088">
            <text:p>10/20/199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T51450511998341XXX02</text:p>
          </table:table-cell>
          <table:table-cell table:style-name="ce22" office:value-type="float" office:value="36136">
            <text:p>12/7/199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number-rows-repeated="1" table:style-name="ro1"/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C81450522014001LGN00</text:p>
          </table:table-cell>
          <table:table-cell table:style-name="ce22" office:value-type="float" office:value="41640">
            <text:p>1/1/2014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I_TIRS_L1T</text:p>
          </table:table-cell>
          <table:table-cell/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C81450522014033LGN00</text:p>
          </table:table-cell>
          <table:table-cell table:style-name="ce22" office:value-type="float" office:value="41672">
            <text:p>2/2/2014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 OLI_TIRS_L1T</text:p>
          </table:table-cell>
          <table:table-cell/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12004PFS00</text:p>
          </table:table-cell>
          <table:table-cell table:style-name="ce22" office:value-type="float" office:value="40912">
            <text:p>1/4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12052PFS00</text:p>
          </table:table-cell>
          <table:table-cell table:style-name="ce22" office:value-type="float" office:value="40960">
            <text:p>2/21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12084PFS00</text:p>
          </table:table-cell>
          <table:table-cell table:style-name="ce22" office:value-type="float" office:value="40992">
            <text:p>3/24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12292PFS00</text:p>
          </table:table-cell>
          <table:table-cell table:style-name="ce22" office:value-type="float" office:value="41200">
            <text:p>10/18/201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12324PFS01</text:p>
          </table:table-cell>
          <table:table-cell table:style-name="ce22" office:value-type="float" office:value="41232">
            <text:p>11/19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11017ASN00</text:p>
          </table:table-cell>
          <table:table-cell table:style-name="ce22" office:value-type="float" office:value="40560">
            <text:p>1/17/201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11049ASN00</text:p>
          </table:table-cell>
          <table:table-cell table:style-name="ce22" office:value-type="float" office:value="40592">
            <text:p>2/18/201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10030ASN00</text:p>
          </table:table-cell>
          <table:table-cell table:style-name="ce22" office:value-type="float" office:value="40208">
            <text:p>1/30/201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10062SGS00</text:p>
          </table:table-cell>
          <table:table-cell table:style-name="ce22" office:value-type="float" office:value="40240">
            <text:p>3/3/201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9075ASN00</text:p>
          </table:table-cell>
          <table:table-cell table:style-name="ce22" office:value-type="float" office:value="39888">
            <text:p>3/16/200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9091ASN00</text:p>
          </table:table-cell>
          <table:table-cell table:style-name="ce22" office:value-type="float" office:value="39904">
            <text:p>4/1/200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9299ASN00</text:p>
          </table:table-cell>
          <table:table-cell table:style-name="ce22" office:value-type="float" office:value="40112">
            <text:p>10/26/200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8009PFS00</text:p>
          </table:table-cell>
          <table:table-cell table:style-name="ce22" office:value-type="float" office:value="39456">
            <text:p>1/9/200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8057ASN00</text:p>
          </table:table-cell>
          <table:table-cell table:style-name="ce22" office:value-type="float" office:value="39504">
            <text:p>2/26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8313ASN00</text:p>
          </table:table-cell>
          <table:table-cell table:style-name="ce22" office:value-type="float" office:value="39760">
            <text:p>11/8/200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8361SGS00</text:p>
          </table:table-cell>
          <table:table-cell table:style-name="ce22" office:value-type="float" office:value="39808">
            <text:p>12/26/200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7006ASN00</text:p>
          </table:table-cell>
          <table:table-cell table:style-name="ce22" office:value-type="float" office:value="39088">
            <text:p>1/6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7038ASN00</text:p>
          </table:table-cell>
          <table:table-cell table:style-name="ce22" office:value-type="float" office:value="39120">
            <text:p>2/7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 LE71450522007326ASN00</text:p>
          </table:table-cell>
          <table:table-cell table:style-name="ce22" office:value-type="float" office:value="39408">
            <text:p>11/22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7342PFS00</text:p>
          </table:table-cell>
          <table:table-cell table:style-name="ce22" office:value-type="float" office:value="39424">
            <text:p>12/8/2007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6003PFS01</text:p>
          </table:table-cell>
          <table:table-cell table:style-name="ce22" office:value-type="float" office:value="38720">
            <text:p>1/3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6035PFS00</text:p>
          </table:table-cell>
          <table:table-cell table:style-name="ce22" office:value-type="float" office:value="38752">
            <text:p>2/4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6163ASN00</text:p>
          </table:table-cell>
          <table:table-cell table:style-name="ce22" office:value-type="float" office:value="38880">
            <text:p>6/12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5064ASN00</text:p>
          </table:table-cell>
          <table:table-cell table:style-name="ce22" office:value-type="float" office:value="38416">
            <text:p>3/5/2005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5112ASN00</text:p>
          </table:table-cell>
          <table:table-cell table:style-name="ce22" office:value-type="float" office:value="38464">
            <text:p>4/22/2005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5320SGS00</text:p>
          </table:table-cell>
          <table:table-cell table:style-name="ce22" office:value-type="float" office:value="38672">
            <text:p>11/16/2005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4014ASN01</text:p>
          </table:table-cell>
          <table:table-cell table:style-name="ce22" office:value-type="float" office:value="38000">
            <text:p>1/14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4078ASN01</text:p>
          </table:table-cell>
          <table:table-cell table:style-name="ce22" office:value-type="float" office:value="38064">
            <text:p>3/18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3027SGS00</text:p>
          </table:table-cell>
          <table:table-cell table:style-name="ce22" office:value-type="float" office:value="37648">
            <text:p>1/27/200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3299ASN01</text:p>
          </table:table-cell>
          <table:table-cell table:style-name="ce22" office:value-type="float" office:value="37920">
            <text:p>10/26/200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3315ASN01</text:p>
          </table:table-cell>
          <table:table-cell table:style-name="ce22" office:value-type="float" office:value="37936">
            <text:p>11/11/200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3363ASN01</text:p>
          </table:table-cell>
          <table:table-cell table:style-name="ce22" office:value-type="float" office:value="37984">
            <text:p>12/29/200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2008SGS00</text:p>
          </table:table-cell>
          <table:table-cell table:style-name="ce22" office:value-type="float" office:value="37264">
            <text:p>1/8/200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2264SGS00</text:p>
          </table:table-cell>
          <table:table-cell table:style-name="ce22" office:value-type="float" office:value="37520">
            <text:p>9/21/200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1085SGS00</text:p>
          </table:table-cell>
          <table:table-cell table:style-name="ce22" office:value-type="float" office:value="36976">
            <text:p>3/26/200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0083SGS00</text:p>
          </table:table-cell>
          <table:table-cell table:style-name="ce22" office:value-type="float" office:value="36608">
            <text:p>3/23/200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0355SGS00</text:p>
          </table:table-cell>
          <table:table-cell table:style-name="ce22" office:value-type="float" office:value="36880">
            <text:p>12/20/200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T51450521999072AAA02</text:p>
          </table:table-cell>
          <table:table-cell table:style-name="ce22" office:value-type="float" office:value="36232">
            <text:p>3/13/199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T51450521999120XXX02</text:p>
          </table:table-cell>
          <table:table-cell table:style-name="ce22" office:value-type="float" office:value="36280">
            <text:p>4/30/199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1999304SGS00</text:p>
          </table:table-cell>
          <table:table-cell table:style-name="ce22" office:value-type="float" office:value="36464">
            <text:p>10/31/199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 LT51450521999360AAA03</text:p>
          </table:table-cell>
          <table:table-cell table:style-name="ce22" office:value-type="float" office:value="36520">
            <text:p>12/26/199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T51450521998069XXX02</text:p>
          </table:table-cell>
          <table:table-cell table:style-name="ce22" office:value-type="float" office:value="35864">
            <text:p>3/10/199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T51450521998101XXX01</text:p>
          </table:table-cell>
          <table:table-cell table:style-name="ce22" office:value-type="float" office:value="35896">
            <text:p>4/11/199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T51450521998149AAA01</text:p>
          </table:table-cell>
          <table:table-cell table:style-name="ce22" office:value-type="float" office:value="35944">
            <text:p>5/29/199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T51450521998357XXX01</text:p>
          </table:table-cell>
          <table:table-cell table:style-name="ce22" office:value-type="float" office:value="36152">
            <text:p>12/23/199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number-rows-repeated="1" table:style-name="ro1"/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C81460502014056LGN00</text:p>
          </table:table-cell>
          <table:table-cell table:style-name="ce22" office:value-type="float" office:value="41695">
            <text:p>2/25/2014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I_TIRS_L1T</text:p>
          </table:table-cell>
          <table:table-cell/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C81460502014008LGN00</text:p>
          </table:table-cell>
          <table:table-cell table:style-name="ce22" office:value-type="float" office:value="41647">
            <text:p>1/8/2014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I_TIRS_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13013PFS00</text:p>
          </table:table-cell>
          <table:table-cell table:style-name="ce22" office:value-type="float" office:value="41287">
            <text:p>1/13/201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C81460502013101LGN01</text:p>
          </table:table-cell>
          <table:table-cell table:style-name="ce22" office:value-type="float" office:value="41375">
            <text:p>4/11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I_TIRS_L1T</text:p>
          </table:table-cell>
          <table:table-cell/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C81460502013325LGN00</text:p>
          </table:table-cell>
          <table:table-cell table:style-name="ce22" office:value-type="float" office:value="41599">
            <text:p>11/21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I_TIRS_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C81460502013341LGN00</text:p>
          </table:table-cell>
          <table:table-cell table:style-name="ce22" office:value-type="float" office:value="41615">
            <text:p>12/7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I_TIRS_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 LE71460502012027PFS00</text:p>
          </table:table-cell>
          <table:table-cell table:style-name="ce22" office:value-type="float" office:value="40935">
            <text:p>1/27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12059PFS00</text:p>
          </table:table-cell>
          <table:table-cell table:style-name="ce22" office:value-type="float" office:value="40967">
            <text:p>2/28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12075PFS00</text:p>
          </table:table-cell>
          <table:table-cell table:style-name="ce22" office:value-type="float" office:value="40983">
            <text:p>3/15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 LE71460502012267PFS00</text:p>
          </table:table-cell>
          <table:table-cell table:style-name="ce22" office:value-type="float" office:value="41175">
            <text:p>9/23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12347PFS00</text:p>
          </table:table-cell>
          <table:table-cell table:style-name="ce22" office:value-type="float" office:value="41255">
            <text:p>12/12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11024ASN00</text:p>
          </table:table-cell>
          <table:table-cell table:style-name="ce22" office:value-type="float" office:value="40567">
            <text:p>1/24/201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11312PFS00</text:p>
          </table:table-cell>
          <table:table-cell table:style-name="ce22" office:value-type="float" office:value="40855">
            <text:p>11/8/201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11344PFS00</text:p>
          </table:table-cell>
          <table:table-cell table:style-name="ce22" office:value-type="float" office:value="40887">
            <text:p>12/10/201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10005ASN00</text:p>
          </table:table-cell>
          <table:table-cell table:style-name="ce22" office:value-type="float" office:value="40183">
            <text:p>1/5/201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10053SGS00</text:p>
          </table:table-cell>
          <table:table-cell table:style-name="ce22" office:value-type="float" office:value="40231">
            <text:p>2/22/201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10085ASN00</text:p>
          </table:table-cell>
          <table:table-cell table:style-name="ce22" office:value-type="float" office:value="40263">
            <text:p>3/26/201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9002SGS00</text:p>
          </table:table-cell>
          <table:table-cell table:style-name="ce22" office:value-type="float" office:value="39815">
            <text:p>1/2/200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 LE71460502009034SGS00</text:p>
          </table:table-cell>
          <table:table-cell table:style-name="ce22" office:value-type="float" office:value="39847">
            <text:p>2/3/200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9066SGS00</text:p>
          </table:table-cell>
          <table:table-cell table:style-name="ce22" office:value-type="float" office:value="39879">
            <text:p>3/7/200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9290ASN00</text:p>
          </table:table-cell>
          <table:table-cell table:style-name="ce22" office:value-type="float" office:value="40103">
            <text:p>10/17/200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9306SGS00</text:p>
          </table:table-cell>
          <table:table-cell table:style-name="ce22" office:value-type="float" office:value="40119">
            <text:p>11/2/200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 LE71460502009354SGS01</text:p>
          </table:table-cell>
          <table:table-cell table:style-name="ce22" office:value-type="float" office:value="40167">
            <text:p>12/20/200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8016ASN00</text:p>
          </table:table-cell>
          <table:table-cell table:style-name="ce22" office:value-type="float" office:value="39463">
            <text:p>1/16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 LE71460502008032ASN00</text:p>
          </table:table-cell>
          <table:table-cell table:style-name="ce22" office:value-type="float" office:value="39479">
            <text:p>2/1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8064SGS00</text:p>
          </table:table-cell>
          <table:table-cell table:style-name="ce22" office:value-type="float" office:value="39511">
            <text:p>3/4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 LE71460502008096ASN00</text:p>
          </table:table-cell>
          <table:table-cell table:style-name="ce22" office:value-type="float" office:value="39543">
            <text:p>4/5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8128ASN00</text:p>
          </table:table-cell>
          <table:table-cell table:style-name="ce22" office:value-type="float" office:value="39575">
            <text:p>5/7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8304SGS00</text:p>
          </table:table-cell>
          <table:table-cell table:style-name="ce22" office:value-type="float" office:value="39751">
            <text:p>10/30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8352SGS05</text:p>
          </table:table-cell>
          <table:table-cell table:style-name="ce22" office:value-type="float" office:value="39799">
            <text:p>12/17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7013ASN00</text:p>
          </table:table-cell>
          <table:table-cell table:style-name="ce22" office:value-type="float" office:value="39095">
            <text:p>1/13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7045SGS00</text:p>
          </table:table-cell>
          <table:table-cell table:style-name="ce22" office:value-type="float" office:value="39127">
            <text:p>2/14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7285ASN00</text:p>
          </table:table-cell>
          <table:table-cell table:style-name="ce22" office:value-type="float" office:value="39367">
            <text:p>10/12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7317PFS00</text:p>
          </table:table-cell>
          <table:table-cell table:style-name="ce22" office:value-type="float" office:value="39399">
            <text:p>11/13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7365ASN00</text:p>
          </table:table-cell>
          <table:table-cell table:style-name="ce22" office:value-type="float" office:value="39447">
            <text:p>12/31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6026PFS00</text:p>
          </table:table-cell>
          <table:table-cell table:style-name="ce22" office:value-type="float" office:value="38743">
            <text:p>1/26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6042PFS00</text:p>
          </table:table-cell>
          <table:table-cell table:style-name="ce22" office:value-type="float" office:value="38759">
            <text:p>2/11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6074PFS00</text:p>
          </table:table-cell>
          <table:table-cell table:style-name="ce22" office:value-type="float" office:value="38791">
            <text:p>3/15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6314PFS00</text:p>
          </table:table-cell>
          <table:table-cell table:style-name="ce22" office:value-type="float" office:value="39031">
            <text:p>11/10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6362ASN00</text:p>
          </table:table-cell>
          <table:table-cell table:style-name="ce22" office:value-type="float" office:value="39079">
            <text:p>12/28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5023PFS00</text:p>
          </table:table-cell>
          <table:table-cell table:style-name="ce22" office:value-type="float" office:value="38375">
            <text:p>1/23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5071ASN01</text:p>
          </table:table-cell>
          <table:table-cell table:style-name="ce22" office:value-type="float" office:value="38423">
            <text:p>3/12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 LE71460502005279PFS00</text:p>
          </table:table-cell>
          <table:table-cell table:style-name="ce22" office:value-type="float" office:value="38631">
            <text:p>10/6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5311PFS01</text:p>
          </table:table-cell>
          <table:table-cell table:style-name="ce22" office:value-type="float" office:value="38663">
            <text:p>11/7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5343PFS00</text:p>
          </table:table-cell>
          <table:table-cell table:style-name="ce22" office:value-type="float" office:value="38695">
            <text:p>12/9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4101ASN01</text:p>
          </table:table-cell>
          <table:table-cell table:style-name="ce22" office:value-type="float" office:value="38087">
            <text:p>4/10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4325PFS00</text:p>
          </table:table-cell>
          <table:table-cell table:style-name="ce22" office:value-type="float" office:value="38311">
            <text:p>11/20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4341ASN00</text:p>
          </table:table-cell>
          <table:table-cell table:style-name="ce22" office:value-type="float" office:value="38327">
            <text:p>12/6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3002SGS00</text:p>
          </table:table-cell>
          <table:table-cell table:style-name="ce22" office:value-type="float" office:value="37623">
            <text:p>1/2/200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 LE71460502003050SGS00</text:p>
          </table:table-cell>
          <table:table-cell table:style-name="ce22" office:value-type="float" office:value="37671">
            <text:p>2/19/200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3082ASN00</text:p>
          </table:table-cell>
          <table:table-cell table:style-name="ce22" office:value-type="float" office:value="37703">
            <text:p>3/23/200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3290ASN01</text:p>
          </table:table-cell>
          <table:table-cell table:style-name="ce22" office:value-type="float" office:value="37911">
            <text:p>10/17/200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3322ASN01</text:p>
          </table:table-cell>
          <table:table-cell table:style-name="ce22" office:value-type="float" office:value="37943">
            <text:p>11/18/200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3338ASN01</text:p>
          </table:table-cell>
          <table:table-cell table:style-name="ce22" office:value-type="float" office:value="37959">
            <text:p>12/4/200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2015SGS00</text:p>
          </table:table-cell>
          <table:table-cell table:style-name="ce22" office:value-type="float" office:value="37271">
            <text:p>1/15/200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2079SGS00</text:p>
          </table:table-cell>
          <table:table-cell table:style-name="ce22" office:value-type="float" office:value="37335">
            <text:p>3/20/200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2319SGS00</text:p>
          </table:table-cell>
          <table:table-cell table:style-name="ce22" office:value-type="float" office:value="37575">
            <text:p>11/15/200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1092SGS00</text:p>
          </table:table-cell>
          <table:table-cell table:style-name="ce22" office:value-type="float" office:value="36983">
            <text:p>4/2/200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1124SGS00</text:p>
          </table:table-cell>
          <table:table-cell table:style-name="ce22" office:value-type="float" office:value="37015">
            <text:p>5/4/200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1300SGS00</text:p>
          </table:table-cell>
          <table:table-cell table:style-name="ce22" office:value-type="float" office:value="37191">
            <text:p>10/27/200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T51460502000050AAA02</text:p>
          </table:table-cell>
          <table:table-cell table:style-name="ce22" office:value-type="float" office:value="36575">
            <text:p>2/19/200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M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0074SGS00</text:p>
          </table:table-cell>
          <table:table-cell table:style-name="ce22" office:value-type="float" office:value="36599">
            <text:p>3/14/200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 LT51460502000130XXX01</text:p>
          </table:table-cell>
          <table:table-cell table:style-name="ce22" office:value-type="float" office:value="36655">
            <text:p>5/9/200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0330SGS00</text:p>
          </table:table-cell>
          <table:table-cell table:style-name="ce22" office:value-type="float" office:value="36855">
            <text:p>11/25/200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T51460501999031XXX02</text:p>
          </table:table-cell>
          <table:table-cell table:style-name="ce22" office:value-type="float" office:value="36191">
            <text:p>1/31/199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 LT51460501999047AAA02</text:p>
          </table:table-cell>
          <table:table-cell table:style-name="ce22" office:value-type="float" office:value="36207">
            <text:p>2/16/199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M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T51460501999063XXX01</text:p>
          </table:table-cell>
          <table:table-cell table:style-name="ce22" office:value-type="float" office:value="36223">
            <text:p>3/4/199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 L1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T51460501999095XXX01</text:p>
          </table:table-cell>
          <table:table-cell table:style-name="ce22" office:value-type="float" office:value="36255">
            <text:p>4/5/199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1999311SGS00</text:p>
          </table:table-cell>
          <table:table-cell table:style-name="ce22" office:value-type="float" office:value="36471">
            <text:p>11/7/199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T51460502000050AAA02</text:p>
          </table:table-cell>
          <table:table-cell table:style-name="ce22" office:value-type="float" office:value="36575">
            <text:p>2/19/200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M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0074SGS00</text:p>
          </table:table-cell>
          <table:table-cell table:style-name="ce22" office:value-type="float" office:value="36599">
            <text:p>3/14/200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T51460502000130XXX01</text:p>
          </table:table-cell>
          <table:table-cell table:style-name="ce22" office:value-type="float" office:value="36655">
            <text:p>5/9/200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0330SGS00</text:p>
          </table:table-cell>
          <table:table-cell table:style-name="ce22" office:value-type="float" office:value="36855">
            <text:p>11/25/200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T51460501999031XXX02</text:p>
          </table:table-cell>
          <table:table-cell table:style-name="ce22" office:value-type="float" office:value="36191">
            <text:p>1/31/199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 LT51460501999047AAA02</text:p>
          </table:table-cell>
          <table:table-cell table:style-name="ce22" office:value-type="float" office:value="36207">
            <text:p>2/16/199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M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T51460501999063XXX01</text:p>
          </table:table-cell>
          <table:table-cell table:style-name="ce22" office:value-type="float" office:value="36223">
            <text:p>3/4/199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M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T51460501999095XXX01</text:p>
          </table:table-cell>
          <table:table-cell table:style-name="ce22" office:value-type="float" office:value="36255">
            <text:p>4/5/199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1999311SGS00</text:p>
          </table:table-cell>
          <table:table-cell table:style-name="ce22" office:value-type="float" office:value="36471">
            <text:p>11/7/199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</text:p>
          </table:table-cell>
          <table:table-cell/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 LT51460501998044AAA01</text:p>
          </table:table-cell>
          <table:table-cell table:style-name="ce22" office:value-type="float" office:value="35839">
            <text:p>2/13/199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 TM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 LT51460501998060XXX01</text:p>
          </table:table-cell>
          <table:table-cell table:style-name="ce22" office:value-type="float" office:value="35855">
            <text:p>3/1/199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 TM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 LT51460501998092XXX01</text:p>
          </table:table-cell>
          <table:table-cell table:style-name="ce22" office:value-type="float" office:value="35887">
            <text:p>4/2/199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T51460501998316XXX01</text:p>
          </table:table-cell>
          <table:table-cell table:style-name="ce22" office:value-type="float" office:value="36111">
            <text:p>11/12/199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T51460501998364AAA01</text:p>
          </table:table-cell>
          <table:table-cell table:style-name="ce22" office:value-type="float" office:value="36159">
            <text:p>12/30/1998</text:p>
          </table:table-cell>
          <table:table-cell table:number-columns-repeated="2"/>
          <table:table-cell table:style-name="ce21" office:value-type="string">
            <text:p>TM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</table:table-row>
        <table:table-row table:number-rows-repeated="1" table:style-name="ro1"/>
        <table:table-row table:style-name="ro4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 LE71470492014055SG101</text:p>
          </table:table-cell>
          <table:table-cell table:style-name="ce22" office:value-type="float" office:value="41694">
            <text:p>2/24/2014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14007SG100</text:p>
          </table:table-cell>
          <table:table-cell table:style-name="ce22" office:value-type="float" office:value="41646">
            <text:p>1/7/2014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13036PFS00</text:p>
          </table:table-cell>
          <table:table-cell table:style-name="ce22" office:value-type="float" office:value="41310">
            <text:p>2/5/201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13068PFS00</text:p>
          </table:table-cell>
          <table:table-cell table:style-name="ce22" office:value-type="float" office:value="41342">
            <text:p>3/9/201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13100PFS00</text:p>
          </table:table-cell>
          <table:table-cell table:style-name="ce22" office:value-type="float" office:value="41374">
            <text:p>4/10/201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 LC81470492013124LGN01</text:p>
          </table:table-cell>
          <table:table-cell table:style-name="ce22" office:value-type="float" office:value="41398">
            <text:p>5/4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I_TIRS_L1T</text:p>
          </table:table-cell>
          <table:table-cell/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13292SG100</text:p>
          </table:table-cell>
          <table:table-cell table:style-name="ce22" office:value-type="float" office:value="41566">
            <text:p>10/19/201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C81470492013316LGN00</text:p>
          </table:table-cell>
          <table:table-cell table:style-name="ce22" office:value-type="float" office:value="41590">
            <text:p>11/12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I_TIRS_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13340SG100</text:p>
          </table:table-cell>
          <table:table-cell table:style-name="ce22" office:value-type="float" office:value="41614">
            <text:p>12/6/201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12002PFS00</text:p>
          </table:table-cell>
          <table:table-cell table:style-name="ce22" office:value-type="float" office:value="40910">
            <text:p>1/2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12050PFS00</text:p>
          </table:table-cell>
          <table:table-cell table:style-name="ce22" office:value-type="float" office:value="40958">
            <text:p>2/19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12066PFS00</text:p>
          </table:table-cell>
          <table:table-cell table:style-name="ce22" office:value-type="float" office:value="40974">
            <text:p>3/6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12098PFS01</text:p>
          </table:table-cell>
          <table:table-cell table:style-name="ce22" office:value-type="float" office:value="41006">
            <text:p>4/7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12290PFS00</text:p>
          </table:table-cell>
          <table:table-cell table:style-name="ce22" office:value-type="float" office:value="41198">
            <text:p>10/16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12322PFS00</text:p>
          </table:table-cell>
          <table:table-cell table:style-name="ce22" office:value-type="float" office:value="41230">
            <text:p>11/17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12338PFS00</text:p>
          </table:table-cell>
          <table:table-cell table:style-name="ce22" office:value-type="float" office:value="41246">
            <text:p>12/3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11031ASN00</text:p>
          </table:table-cell>
          <table:table-cell table:style-name="ce22" office:value-type="float" office:value="40574">
            <text:p>1/31/201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11271PFS00</text:p>
          </table:table-cell>
          <table:table-cell table:style-name="ce22" office:value-type="float" office:value="40814">
            <text:p>9/28/201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 LE71470492011287ASN00</text:p>
          </table:table-cell>
          <table:table-cell table:style-name="ce22" office:value-type="float" office:value="40830">
            <text:p>10/14/201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 LE71470492011319PFS00</text:p>
          </table:table-cell>
          <table:table-cell table:style-name="ce22" office:value-type="float" office:value="40862">
            <text:p>11/15/201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10060SGS00</text:p>
          </table:table-cell>
          <table:table-cell table:style-name="ce22" office:value-type="float" office:value="40238">
            <text:p>3/1/201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10092PFS00</text:p>
          </table:table-cell>
          <table:table-cell table:style-name="ce22" office:value-type="float" office:value="40270">
            <text:p>4/2/201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10124ASN00</text:p>
          </table:table-cell>
          <table:table-cell table:style-name="ce22" office:value-type="float" office:value="40302">
            <text:p>5/4/201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10348ASN00</text:p>
          </table:table-cell>
          <table:table-cell table:style-name="ce22" office:value-type="float" office:value="40526">
            <text:p>12/14/201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 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9009PFS00</text:p>
          </table:table-cell>
          <table:table-cell table:style-name="ce22" office:value-type="float" office:value="39822">
            <text:p>1/9/200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9041SGS00</text:p>
          </table:table-cell>
          <table:table-cell table:style-name="ce22" office:value-type="float" office:value="39854">
            <text:p>2/10/200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9121PFS00</text:p>
          </table:table-cell>
          <table:table-cell table:style-name="ce22" office:value-type="float" office:value="39934">
            <text:p>5/1/200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9297SGS00</text:p>
          </table:table-cell>
          <table:table-cell table:style-name="ce22" office:value-type="float" office:value="40110">
            <text:p>10/24/200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 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9345PFS00</text:p>
          </table:table-cell>
          <table:table-cell table:style-name="ce22" office:value-type="float" office:value="40158">
            <text:p>12/11/200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8007PFS00</text:p>
          </table:table-cell>
          <table:table-cell table:style-name="ce22" office:value-type="float" office:value="39454">
            <text:p>1/7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8055SGS00</text:p>
          </table:table-cell>
          <table:table-cell table:style-name="ce22" office:value-type="float" office:value="39502">
            <text:p>2/24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8087SGS00</text:p>
          </table:table-cell>
          <table:table-cell table:style-name="ce22" office:value-type="float" office:value="39534">
            <text:p>3/27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8103SGS00</text:p>
          </table:table-cell>
          <table:table-cell table:style-name="ce22" office:value-type="float" office:value="39550">
            <text:p>4/12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8135ASN00</text:p>
          </table:table-cell>
          <table:table-cell table:style-name="ce22" office:value-type="float" office:value="39582">
            <text:p>5/14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8311SGS00</text:p>
          </table:table-cell>
          <table:table-cell table:style-name="ce22" office:value-type="float" office:value="39758">
            <text:p>11/6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8343SGS00</text:p>
          </table:table-cell>
          <table:table-cell table:style-name="ce22" office:value-type="float" office:value="39790">
            <text:p>12/8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7036SGS00</text:p>
          </table:table-cell>
          <table:table-cell table:style-name="ce22" office:value-type="float" office:value="39118">
            <text:p>2/5/2007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7068ASN00</text:p>
          </table:table-cell>
          <table:table-cell table:style-name="ce22" office:value-type="float" office:value="39150">
            <text:p>3/9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7100ASN00</text:p>
          </table:table-cell>
          <table:table-cell table:style-name="ce22" office:value-type="float" office:value="39182">
            <text:p>4/10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 LE71470492007324ASN00</text:p>
          </table:table-cell>
          <table:table-cell table:style-name="ce22" office:value-type="float" office:value="39406">
            <text:p>11/20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6001PFS00</text:p>
          </table:table-cell>
          <table:table-cell table:style-name="ce22" office:value-type="float" office:value="38718">
            <text:p>1/1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6049PFS00</text:p>
          </table:table-cell>
          <table:table-cell table:style-name="ce22" office:value-type="float" office:value="38766">
            <text:p>2/18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 LE71470492006065ASN00</text:p>
          </table:table-cell>
          <table:table-cell table:style-name="ce22" office:value-type="float" office:value="38782">
            <text:p>3/6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6097ASN00</text:p>
          </table:table-cell>
          <table:table-cell table:style-name="ce22" office:value-type="float" office:value="38814">
            <text:p>4/7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6305PFS00</text:p>
          </table:table-cell>
          <table:table-cell table:style-name="ce22" office:value-type="float" office:value="39022">
            <text:p>11/1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5014ASN00</text:p>
          </table:table-cell>
          <table:table-cell table:style-name="ce22" office:value-type="float" office:value="38366">
            <text:p>1/14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5062PFS00</text:p>
          </table:table-cell>
          <table:table-cell table:style-name="ce22" office:value-type="float" office:value="38414">
            <text:p>3/3/2005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5094PFS00</text:p>
          </table:table-cell>
          <table:table-cell table:style-name="ce22" office:value-type="float" office:value="38446">
            <text:p>4/4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 LE71470492005318ASN00</text:p>
          </table:table-cell>
          <table:table-cell table:style-name="ce22" office:value-type="float" office:value="38670">
            <text:p>11/14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4012ASN01</text:p>
          </table:table-cell>
          <table:table-cell table:style-name="ce22" office:value-type="float" office:value="37998">
            <text:p>1/12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4076ASN02</text:p>
          </table:table-cell>
          <table:table-cell table:style-name="ce22" office:value-type="float" office:value="38062">
            <text:p>3/16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4108ASN01</text:p>
          </table:table-cell>
          <table:table-cell table:style-name="ce22" office:value-type="float" office:value="38094">
            <text:p>4/17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 LE71470492004332PFS00</text:p>
          </table:table-cell>
          <table:table-cell table:style-name="ce22" office:value-type="float" office:value="38318">
            <text:p>11/27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4348PFS00</text:p>
          </table:table-cell>
          <table:table-cell table:style-name="ce22" office:value-type="float" office:value="38334">
            <text:p>12/13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3025SGS00</text:p>
          </table:table-cell>
          <table:table-cell table:style-name="ce22" office:value-type="float" office:value="37646">
            <text:p>1/25/200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3057SGS00</text:p>
          </table:table-cell>
          <table:table-cell table:style-name="ce22" office:value-type="float" office:value="37678">
            <text:p>2/26/200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3089SGS00</text:p>
          </table:table-cell>
          <table:table-cell table:style-name="ce22" office:value-type="float" office:value="37710">
            <text:p>3/30/200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3329ASN01</text:p>
          </table:table-cell>
          <table:table-cell table:style-name="ce22" office:value-type="float" office:value="37950">
            <text:p>11/25/200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2006SGS00</text:p>
          </table:table-cell>
          <table:table-cell table:style-name="ce22" office:value-type="float" office:value="37262">
            <text:p>1/6/200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2086SGS00</text:p>
          </table:table-cell>
          <table:table-cell table:style-name="ce22" office:value-type="float" office:value="37342">
            <text:p>3/27/200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2262SGS00</text:p>
          </table:table-cell>
          <table:table-cell table:style-name="ce22" office:value-type="float" office:value="37518">
            <text:p>9/19/200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2310SGS00</text:p>
          </table:table-cell>
          <table:table-cell table:style-name="ce22" office:value-type="float" office:value="37566">
            <text:p>11/6/200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 LE71470492002358SGS00</text:p>
          </table:table-cell>
          <table:table-cell table:style-name="ce22" office:value-type="float" office:value="37614">
            <text:p>12/24/200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1003SGS00</text:p>
          </table:table-cell>
          <table:table-cell table:style-name="ce22" office:value-type="float" office:value="36894">
            <text:p>1/3/200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1051SGS00</text:p>
          </table:table-cell>
          <table:table-cell table:style-name="ce22" office:value-type="float" office:value="36942">
            <text:p>2/20/200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1083SGS00</text:p>
          </table:table-cell>
          <table:table-cell table:style-name="ce22" office:value-type="float" office:value="36974">
            <text:p>3/24/200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1131SGS00</text:p>
          </table:table-cell>
          <table:table-cell table:style-name="ce22" office:value-type="float" office:value="37022">
            <text:p>5/11/200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1307SGS01</text:p>
          </table:table-cell>
          <table:table-cell table:style-name="ce22" office:value-type="float" office:value="37198">
            <text:p>11/3/200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0049SGS00</text:p>
          </table:table-cell>
          <table:table-cell table:style-name="ce22" office:value-type="float" office:value="36574">
            <text:p>2/18/200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T51470492000089XXX02</text:p>
          </table:table-cell>
          <table:table-cell table:style-name="ce22" office:value-type="float" office:value="36614">
            <text:p>3/29/200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0129SGS00</text:p>
          </table:table-cell>
          <table:table-cell table:style-name="ce22" office:value-type="float" office:value="36654">
            <text:p>5/8/200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0289SGS00</text:p>
          </table:table-cell>
          <table:table-cell table:style-name="ce22" office:value-type="float" office:value="36814">
            <text:p>10/15/200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0321EDC00</text:p>
          </table:table-cell>
          <table:table-cell table:style-name="ce22" office:value-type="float" office:value="36846">
            <text:p>11/16/200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T51470491999006XXX03</text:p>
          </table:table-cell>
          <table:table-cell table:style-name="ce22" office:value-type="float" office:value="36166">
            <text:p>1/6/199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T51470491999054AAA01</text:p>
          </table:table-cell>
          <table:table-cell table:style-name="ce22" office:value-type="float" office:value="36214">
            <text:p>2/23/199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M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 LT51470491999070XXX03</text:p>
          </table:table-cell>
          <table:table-cell table:style-name="ce22" office:value-type="float" office:value="36230">
            <text:p>3/11/199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 LT51470491999102XXX01</text:p>
          </table:table-cell>
          <table:table-cell table:style-name="ce22" office:value-type="float" office:value="36262">
            <text:p>4/12/199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1999318SGS00</text:p>
          </table:table-cell>
          <table:table-cell table:style-name="ce22" office:value-type="float" office:value="36478">
            <text:p>11/14/199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T51470491998051XXX01</text:p>
          </table:table-cell>
          <table:table-cell table:style-name="ce22" office:value-type="float" office:value="35846">
            <text:p>2/20/199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M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T51470491998051XXX01</text:p>
          </table:table-cell>
          <table:table-cell table:style-name="ce22" office:value-type="float" office:value="35846">
            <text:p>2/20/199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M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T51470491998083XXX01</text:p>
          </table:table-cell>
          <table:table-cell table:style-name="ce22" office:value-type="float" office:value="35878">
            <text:p>3/24/199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TM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T51470491998099XXX01</text:p>
          </table:table-cell>
          <table:table-cell table:style-name="ce22" office:value-type="float" office:value="35894">
            <text:p>4/9/199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M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 LT51470491998339XXX01</text:p>
          </table:table-cell>
          <table:table-cell table:style-name="ce22" office:value-type="float" office:value="36134">
            <text:p>12/5/199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M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</table:table>
      <table:table table:name="Peninsular India" table:style-name="ta2" table:print="false">
        <office:forms form:automatic-focus="false" form:apply-design-mode="false"/>
        <table:table-column table:style-name="co3" table:number-columns-repeated="2" table:default-cell-style-name="ce-1"/>
        <table:table-column table:style-name="co4" table:default-cell-style-name="ce-1"/>
        <table:table-column table:style-name="co3" table:number-columns-repeated="20" table:default-cell-style-name="ce-1"/>
        <table:table-column table:style-name="co3" table:default-cell-style-name="ce15" table:number-columns-repeated="233"/>
        <table:table-row table:style-name="ro2">
          <table:table-cell table:style-name="ce21" office:value-type="string">
            <text:p>Path</text:p>
          </table:table-cell>
          <table:table-cell table:style-name="ce21" office:value-type="string">
            <text:p>Row</text:p>
          </table:table-cell>
          <table:table-cell table:style-name="ce21" office:value-type="string">
            <text:p>ID</text:p>
          </table:table-cell>
          <table:table-cell table:style-name="ce21" office:value-type="string">
            <text:p>Date</text:p>
          </table:table-cell>
          <table:table-cell table:style-name="ce21" office:value-type="string">
            <text:p>Level</text:p>
          </table:table-cell>
          <table:table-cell table:style-name="ce21" office:value-type="string">
            <text:p>Product</text:p>
          </table:table-cell>
          <table:table-cell table:style-name="ce21" office:value-type="string">
            <text:p>Sensor</text:p>
          </table:table-cell>
          <table:table-cell table:style-name="ce21" office:value-type="string">
            <text:p>CC</text:p>
          </table:table-cell>
          <table:table-cell table:style-name="ce21" office:value-type="string">
            <text:p>Quality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 LE71440532013015PFS00</text:p>
          </table:table-cell>
          <table:table-cell table:style-name="ce22" office:value-type="float" office:value="41289">
            <text:p>1/15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 LE71440532013351SG100</text:p>
          </table:table-cell>
          <table:table-cell table:style-name="ce22" office:value-type="float" office:value="41625">
            <text:p>12/17/201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L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 LE71440532012045PFS00</text:p>
          </table:table-cell>
          <table:table-cell table:style-name="ce22" office:value-type="float" office:value="40953">
            <text:p>2/14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40532012061PFS00</text:p>
          </table:table-cell>
          <table:table-cell table:style-name="ce22" office:value-type="float" office:value="40969">
            <text:p>3/1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 LE71440532012333PFS00</text:p>
          </table:table-cell>
          <table:table-cell table:style-name="ce22" office:value-type="float" office:value="41241">
            <text:p>11/28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40532012349PFS00</text:p>
          </table:table-cell>
          <table:table-cell table:style-name="ce22" office:value-type="float" office:value="41257">
            <text:p>12/14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40532011282PFS00</text:p>
          </table:table-cell>
          <table:table-cell table:style-name="ce22" office:value-type="float" office:value="40825">
            <text:p>10/9/201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40532011314PFS00</text:p>
          </table:table-cell>
          <table:table-cell table:style-name="ce22" office:value-type="float" office:value="40857">
            <text:p>11/10/201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40532010007SGS00</text:p>
          </table:table-cell>
          <table:table-cell table:style-name="ce22" office:value-type="float" office:value="40185">
            <text:p>1/7/201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40532010039ASN00</text:p>
          </table:table-cell>
          <table:table-cell table:style-name="ce22" office:value-type="float" office:value="40217">
            <text:p>2/8/201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 LE71440532009020SGS00</text:p>
          </table:table-cell>
          <table:table-cell table:style-name="ce22" office:value-type="float" office:value="39833">
            <text:p>1/20/200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40532009036ASN00</text:p>
          </table:table-cell>
          <table:table-cell table:style-name="ce22" office:value-type="float" office:value="39849">
            <text:p>2/5/200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40532009084SGS00</text:p>
          </table:table-cell>
          <table:table-cell table:style-name="ce22" office:value-type="float" office:value="39897">
            <text:p>3/25/200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40532008002SGS00</text:p>
          </table:table-cell>
          <table:table-cell table:style-name="ce22" office:value-type="float" office:value="39449">
            <text:p>1/2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 LE71440532008050SGS00</text:p>
          </table:table-cell>
          <table:table-cell table:style-name="ce22" office:value-type="float" office:value="39497">
            <text:p>2/19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 LE71440532008066SGS00</text:p>
          </table:table-cell>
          <table:table-cell table:style-name="ce22" office:value-type="float" office:value="39513">
            <text:p>3/6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 LE71440532007031SGS00</text:p>
          </table:table-cell>
          <table:table-cell table:style-name="ce22" office:value-type="float" office:value="39113">
            <text:p>1/31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40532007047SGS00</text:p>
          </table:table-cell>
          <table:table-cell table:style-name="ce22" office:value-type="float" office:value="39129">
            <text:p>2/16/2007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40532007063SGS01</text:p>
          </table:table-cell>
          <table:table-cell table:style-name="ce22" office:value-type="float" office:value="39145">
            <text:p>3/4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40532007095ASN00</text:p>
          </table:table-cell>
          <table:table-cell table:style-name="ce22" office:value-type="float" office:value="39177">
            <text:p>4/5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40532007319PFS00</text:p>
          </table:table-cell>
          <table:table-cell table:style-name="ce22" office:value-type="float" office:value="39401">
            <text:p>11/15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 LE71440532007335ASN00</text:p>
          </table:table-cell>
          <table:table-cell table:style-name="ce22" office:value-type="float" office:value="39417">
            <text:p>12/1/2007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40532006364ASN00</text:p>
          </table:table-cell>
          <table:table-cell table:style-name="ce22" office:value-type="float" office:value="39081">
            <text:p>12/30/200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40532006364ASN00</text:p>
          </table:table-cell>
          <table:table-cell table:style-name="ce22" office:value-type="float" office:value="39081">
            <text:p>12/30/200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40532005025ASN00</text:p>
          </table:table-cell>
          <table:table-cell table:style-name="ce22" office:value-type="float" office:value="38377">
            <text:p>1/25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 LE71440532005041ASN00</text:p>
          </table:table-cell>
          <table:table-cell table:style-name="ce22" office:value-type="float" office:value="38393">
            <text:p>2/10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 LE71440532005073PFS02</text:p>
          </table:table-cell>
          <table:table-cell table:style-name="ce22" office:value-type="float" office:value="38425">
            <text:p>3/14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 LE71440532004343PFS00</text:p>
          </table:table-cell>
          <table:table-cell table:style-name="ce22" office:value-type="float" office:value="38329">
            <text:p>12/8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40532003052SGS00</text:p>
          </table:table-cell>
          <table:table-cell table:style-name="ce22" office:value-type="float" office:value="37673">
            <text:p>2/21/200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 ETM+ L1T</text:p>
          </table:table-cell>
          <table:table-cell/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40532003340ASN01</text:p>
          </table:table-cell>
          <table:table-cell table:style-name="ce22" office:value-type="float" office:value="37961">
            <text:p>12/6/200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40532002049SGS00</text:p>
          </table:table-cell>
          <table:table-cell table:style-name="ce22" office:value-type="float" office:value="37305">
            <text:p>2/18/200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40532001014SGS00</text:p>
          </table:table-cell>
          <table:table-cell table:style-name="ce22" office:value-type="float" office:value="36905">
            <text:p>1/14/200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 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 LE71440532001334SGS00</text:p>
          </table:table-cell>
          <table:table-cell table:style-name="ce22" office:value-type="float" office:value="37225">
            <text:p>11/30/200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40532000300SGS00</text:p>
          </table:table-cell>
          <table:table-cell table:style-name="ce22" office:value-type="float" office:value="36825">
            <text:p>10/26/200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 LE71440531999313SGS00</text:p>
          </table:table-cell>
          <table:table-cell table:style-name="ce22" office:value-type="float" office:value="36473">
            <text:p>11/9/199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number-rows-repeated="1" table:style-name="ro5"/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40542013287EDC00</text:p>
          </table:table-cell>
          <table:table-cell table:style-name="ce22" office:value-type="float" office:value="41561">
            <text:p>10/14/201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13271SG100</text:p>
          </table:table-cell>
          <table:table-cell table:style-name="ce22" office:value-type="float" office:value="41545">
            <text:p>9/28/201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13015PFS00</text:p>
          </table:table-cell>
          <table:table-cell table:style-name="ce22" office:value-type="float" office:value="41289">
            <text:p>1/15/201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12013PFS00</text:p>
          </table:table-cell>
          <table:table-cell table:style-name="ce22" office:value-type="float" office:value="40921">
            <text:p>1/13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12045PFS00</text:p>
          </table:table-cell>
          <table:table-cell table:style-name="ce22" office:value-type="float" office:value="40953">
            <text:p>2/14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12061PFS00</text:p>
          </table:table-cell>
          <table:table-cell table:style-name="ce22" office:value-type="float" office:value="40969">
            <text:p>3/1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12093PFS00</text:p>
          </table:table-cell>
          <table:table-cell table:style-name="ce22" office:value-type="float" office:value="41001">
            <text:p>4/2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40542012349PFS00</text:p>
          </table:table-cell>
          <table:table-cell table:style-name="ce22" office:value-type="float" office:value="41257">
            <text:p>12/14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11282PFS00</text:p>
          </table:table-cell>
          <table:table-cell table:style-name="ce22" office:value-type="float" office:value="40825">
            <text:p>10/9/201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10007SGS00</text:p>
          </table:table-cell>
          <table:table-cell table:style-name="ce22" office:value-type="float" office:value="40185">
            <text:p>1/7/201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10039ASN00</text:p>
          </table:table-cell>
          <table:table-cell table:style-name="ce22" office:value-type="float" office:value="40217">
            <text:p>2/8/201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09020SGS00</text:p>
          </table:table-cell>
          <table:table-cell table:style-name="ce22" office:value-type="float" office:value="39833">
            <text:p>1/20/200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09036ASN01</text:p>
          </table:table-cell>
          <table:table-cell table:style-name="ce22" office:value-type="float" office:value="39849">
            <text:p>2/5/200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40542009084SGS00</text:p>
          </table:table-cell>
          <table:table-cell table:style-name="ce22" office:value-type="float" office:value="39897">
            <text:p>3/25/200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08018ASN00</text:p>
          </table:table-cell>
          <table:table-cell table:style-name="ce22" office:value-type="float" office:value="39465">
            <text:p>1/18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40542008050SGS00</text:p>
          </table:table-cell>
          <table:table-cell table:style-name="ce22" office:value-type="float" office:value="39497">
            <text:p>2/19/2008</text:p>
          </table:table-cell>
          <table:table-cell table:number-columns-repeated="2"/>
          <table:table-cell table:style-name="ce21" office:value-type="string">
            <text:p> ETM+ SLC-off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08066ASN00</text:p>
          </table:table-cell>
          <table:table-cell table:style-name="ce22" office:value-type="float" office:value="39513">
            <text:p>3/6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08274ASN00</text:p>
          </table:table-cell>
          <table:table-cell table:style-name="ce22" office:value-type="float" office:value="39721">
            <text:p>9/30/2008</text:p>
          </table:table-cell>
          <table:table-cell table:number-columns-repeated="2"/>
          <table:table-cell table:style-name="ce21" office:value-type="string">
            <text:p>ETM+ SLC-off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07031SGS00</text:p>
          </table:table-cell>
          <table:table-cell table:style-name="ce22" office:value-type="float" office:value="39113">
            <text:p>1/31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07047SGS00</text:p>
          </table:table-cell>
          <table:table-cell table:style-name="ce22" office:value-type="float" office:value="39129">
            <text:p>2/16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40542007063SGS01</text:p>
          </table:table-cell>
          <table:table-cell table:style-name="ce22" office:value-type="float" office:value="39145">
            <text:p>3/4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40542007095ASN00</text:p>
          </table:table-cell>
          <table:table-cell table:style-name="ce22" office:value-type="float" office:value="39177">
            <text:p>4/5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06060PFS00</text:p>
          </table:table-cell>
          <table:table-cell table:style-name="ce22" office:value-type="float" office:value="38777">
            <text:p>3/1/2006</text:p>
          </table:table-cell>
          <table:table-cell table:number-columns-repeated="2"/>
          <table:table-cell table:style-name="ce21" office:value-type="string">
            <text:p>ETM+ SLC-off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40542005025ASN00</text:p>
          </table:table-cell>
          <table:table-cell table:style-name="ce22" office:value-type="float" office:value="38377">
            <text:p>1/25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05057ASN00</text:p>
          </table:table-cell>
          <table:table-cell table:style-name="ce22" office:value-type="float" office:value="38409">
            <text:p>2/26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05073PFS02</text:p>
          </table:table-cell>
          <table:table-cell table:style-name="ce22" office:value-type="float" office:value="38425">
            <text:p>3/14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40542005361ASN00</text:p>
          </table:table-cell>
          <table:table-cell table:style-name="ce22" office:value-type="float" office:value="38713">
            <text:p>12/27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04343PFS00</text:p>
          </table:table-cell>
          <table:table-cell table:style-name="ce22" office:value-type="float" office:value="38329">
            <text:p>12/8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40542003052SGS00</text:p>
          </table:table-cell>
          <table:table-cell table:style-name="ce22" office:value-type="float" office:value="37673">
            <text:p>2/21/200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40542003308ASN01</text:p>
          </table:table-cell>
          <table:table-cell table:style-name="ce22" office:value-type="float" office:value="37929">
            <text:p>11/4/200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03356ASN01</text:p>
          </table:table-cell>
          <table:table-cell table:style-name="ce22" office:value-type="float" office:value="37977">
            <text:p>12/22/200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02049SGS00</text:p>
          </table:table-cell>
          <table:table-cell table:style-name="ce22" office:value-type="float" office:value="37305">
            <text:p>2/18/200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02257SGS00</text:p>
          </table:table-cell>
          <table:table-cell table:style-name="ce22" office:value-type="float" office:value="37513">
            <text:p>9/14/200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02337SGS00</text:p>
          </table:table-cell>
          <table:table-cell table:style-name="ce22" office:value-type="float" office:value="37593">
            <text:p>12/3/200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01062SGS00</text:p>
          </table:table-cell>
          <table:table-cell table:style-name="ce22" office:value-type="float" office:value="36953">
            <text:p>3/3/200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01222AGS00</text:p>
          </table:table-cell>
          <table:table-cell table:style-name="ce22" office:value-type="float" office:value="37113">
            <text:p>8/10/200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40542000028EDC00</text:p>
          </table:table-cell>
          <table:table-cell table:style-name="ce22" office:value-type="float" office:value="36553">
            <text:p>1/28/2000</text:p>
          </table:table-cell>
          <table:table-cell table:number-columns-repeated="2"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00300SGS00</text:p>
          </table:table-cell>
          <table:table-cell table:style-name="ce22" office:value-type="float" office:value="36825">
            <text:p>10/26/200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00332SGS00</text:p>
          </table:table-cell>
          <table:table-cell table:style-name="ce22" office:value-type="float" office:value="36857">
            <text:p>11/27/200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1999265SGS01</text:p>
          </table:table-cell>
          <table:table-cell table:style-name="ce22" office:value-type="float" office:value="36425">
            <text:p>9/22/199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40541999313SGS00</text:p>
          </table:table-cell>
          <table:table-cell table:style-name="ce22" office:value-type="float" office:value="36473">
            <text:p>11/9/199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40542000028EDC00</text:p>
          </table:table-cell>
          <table:table-cell table:style-name="ce22" office:value-type="float" office:value="36553">
            <text:p>1/28/200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number-rows-repeated="1" table:style-name="ro5"/>
        <table:table-row table:style-name="ro3">
          <table:table-cell table:style-name="ce21" office:value-type="float" office:value="139">
            <text:p>139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LT41390451989010XXX02</text:p>
          </table:table-cell>
          <table:table-cell table:style-name="ce22" office:value-type="float" office:value="32518">
            <text:p>1/10/198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M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39">
            <text:p>139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LE71390451999310SGS00</text:p>
          </table:table-cell>
          <table:table-cell table:style-name="ce22" office:value-type="float" office:value="36470">
            <text:p>11/6/199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39">
            <text:p>139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LE71390451999342SGS01</text:p>
          </table:table-cell>
          <table:table-cell table:style-name="ce22" office:value-type="float" office:value="36502">
            <text:p>12/8/199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39">
            <text:p>139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LE71390452000089SGS00</text:p>
          </table:table-cell>
          <table:table-cell table:style-name="ce22" office:value-type="float" office:value="36614">
            <text:p>3/29/200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39">
            <text:p>139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 LE71390452000105SGS00</text:p>
          </table:table-cell>
          <table:table-cell table:style-name="ce22" office:value-type="float" office:value="36630">
            <text:p>4/14/200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39">
            <text:p>139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 LE71390452000313SGS00</text:p>
          </table:table-cell>
          <table:table-cell table:style-name="ce22" office:value-type="float" office:value="36838">
            <text:p>11/8/200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39">
            <text:p>139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 LE71390452000345SGS00</text:p>
          </table:table-cell>
          <table:table-cell table:style-name="ce22" office:value-type="float" office:value="36870">
            <text:p>12/10/200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39">
            <text:p>139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LE71390452001027SGS00</text:p>
          </table:table-cell>
          <table:table-cell table:style-name="ce22" office:value-type="float" office:value="36918">
            <text:p>1/27/200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39">
            <text:p>139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 LE71390452001123SGS00</text:p>
          </table:table-cell>
          <table:table-cell table:style-name="ce22" office:value-type="float" office:value="37014">
            <text:p>5/3/200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39">
            <text:p>139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LE71390452001299SGS00</text:p>
          </table:table-cell>
          <table:table-cell table:style-name="ce22" office:value-type="float" office:value="37190">
            <text:p>10/26/200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39">
            <text:p>139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LE71390452002046SGS00</text:p>
          </table:table-cell>
          <table:table-cell table:style-name="ce22" office:value-type="float" office:value="37302">
            <text:p>2/15/200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39">
            <text:p>139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LE71390452002110SGS00</text:p>
          </table:table-cell>
          <table:table-cell table:style-name="ce22" office:value-type="float" office:value="37366">
            <text:p>4/20/200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39">
            <text:p>139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LE71390452002142SGS01</text:p>
          </table:table-cell>
          <table:table-cell table:style-name="ce22" office:value-type="float" office:value="37398">
            <text:p>5/22/200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39">
            <text:p>139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LE71390452002206SGS00</text:p>
          </table:table-cell>
          <table:table-cell table:style-name="ce22" office:value-type="float" office:value="37462">
            <text:p>7/25/200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39">
            <text:p>139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 LE71390452002302SGS01</text:p>
          </table:table-cell>
          <table:table-cell table:style-name="ce22" office:value-type="float" office:value="37558">
            <text:p>10/29/200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39">
            <text:p>139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LE71390452002350SGS00</text:p>
          </table:table-cell>
          <table:table-cell table:style-name="ce22" office:value-type="float" office:value="37606">
            <text:p>12/16/200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39">
            <text:p>139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LE71390452003113ASN00</text:p>
          </table:table-cell>
          <table:table-cell table:style-name="ce22" office:value-type="float" office:value="37734">
            <text:p>4/23/200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39">
            <text:p>139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LE71390452003321ASN01</text:p>
          </table:table-cell>
          <table:table-cell table:style-name="ce22" office:value-type="float" office:value="37942">
            <text:p>11/17/200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39">
            <text:p>139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 LE71390452003337SGS01</text:p>
          </table:table-cell>
          <table:table-cell table:style-name="ce22" office:value-type="float" office:value="37958">
            <text:p>12/3/200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39">
            <text:p>139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LE71390452004020ASN01</text:p>
          </table:table-cell>
          <table:table-cell table:style-name="ce22" office:value-type="float" office:value="38006">
            <text:p>1/20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39">
            <text:p>139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LE71390452004036ASN01</text:p>
          </table:table-cell>
          <table:table-cell table:style-name="ce22" office:value-type="float" office:value="38022">
            <text:p>2/5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39">
            <text:p>139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 LE71390452004084ASN01</text:p>
          </table:table-cell>
          <table:table-cell table:style-name="ce22" office:value-type="float" office:value="38070">
            <text:p>3/24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39">
            <text:p>139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 LE71390452004148PFS01</text:p>
          </table:table-cell>
          <table:table-cell table:style-name="ce22" office:value-type="float" office:value="38134">
            <text:p>5/27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39">
            <text:p>139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LE71390452004292PFS01</text:p>
          </table:table-cell>
          <table:table-cell table:style-name="ce22" office:value-type="float" office:value="38278">
            <text:p>10/18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39">
            <text:p>139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LE71390452004308ASN00</text:p>
          </table:table-cell>
          <table:table-cell table:style-name="ce22" office:value-type="float" office:value="38294">
            <text:p>11/3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39">
            <text:p>139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LE71390452004340PFS00</text:p>
          </table:table-cell>
          <table:table-cell table:style-name="ce22" office:value-type="float" office:value="38326">
            <text:p>12/5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39">
            <text:p>139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 LE71390452005006PFS00</text:p>
          </table:table-cell>
          <table:table-cell table:style-name="ce22" office:value-type="float" office:value="38358">
            <text:p>1/6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39">
            <text:p>139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 LE71390452005054PFS00</text:p>
          </table:table-cell>
          <table:table-cell table:style-name="ce22" office:value-type="float" office:value="38406">
            <text:p>2/23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39">
            <text:p>139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LE71390452005086ASN00</text:p>
          </table:table-cell>
          <table:table-cell table:style-name="ce22" office:value-type="float" office:value="38438">
            <text:p>3/27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39">
            <text:p>139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 LE71390452005134ASN00</text:p>
          </table:table-cell>
          <table:table-cell table:style-name="ce22" office:value-type="float" office:value="38486">
            <text:p>5/14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39">
            <text:p>139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LE71390452005310PFS00</text:p>
          </table:table-cell>
          <table:table-cell table:style-name="ce22" office:value-type="float" office:value="38662">
            <text:p>11/6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39">
            <text:p>139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LE71390452005358PFS00</text:p>
          </table:table-cell>
          <table:table-cell table:style-name="ce22" office:value-type="float" office:value="38710">
            <text:p>12/24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39">
            <text:p>139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 LE71390452006009PFS00</text:p>
          </table:table-cell>
          <table:table-cell table:style-name="ce22" office:value-type="float" office:value="38726">
            <text:p>1/9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39">
            <text:p>139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LE71390452006041PFS00</text:p>
          </table:table-cell>
          <table:table-cell table:style-name="ce22" office:value-type="float" office:value="38758">
            <text:p>2/10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number-rows-repeated="1" table:style-name="ro5"/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C81430542013288LGN00</text:p>
          </table:table-cell>
          <table:table-cell table:style-name="ce22" office:value-type="float" office:value="41562">
            <text:p>10/15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I_TIRS_L1T</text:p>
          </table:table-cell>
          <table:table-cell/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30542013056PFS00</text:p>
          </table:table-cell>
          <table:table-cell table:style-name="ce22" office:value-type="float" office:value="41330">
            <text:p>2/25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 ETM+ L1T</text:p>
          </table:table-cell>
          <table:table-cell/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30542013072PFS00</text:p>
          </table:table-cell>
          <table:table-cell table:style-name="ce22" office:value-type="float" office:value="41346">
            <text:p>3/13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30542013280SG100</text:p>
          </table:table-cell>
          <table:table-cell table:style-name="ce22" office:value-type="float" office:value="41554">
            <text:p>10/7/201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30542012086PFS00</text:p>
          </table:table-cell>
          <table:table-cell table:style-name="ce22" office:value-type="float" office:value="40994">
            <text:p>3/26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30542012102PFS01</text:p>
          </table:table-cell>
          <table:table-cell table:style-name="ce22" office:value-type="float" office:value="41010">
            <text:p>4/11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30542012134PFS01</text:p>
          </table:table-cell>
          <table:table-cell table:style-name="ce22" office:value-type="float" office:value="41042">
            <text:p>5/13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30542012278PFS00</text:p>
          </table:table-cell>
          <table:table-cell table:style-name="ce22" office:value-type="float" office:value="41186">
            <text:p>10/4/201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30542012310PFS00</text:p>
          </table:table-cell>
          <table:table-cell table:style-name="ce22" office:value-type="float" office:value="41218">
            <text:p>11/5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30542011019ASN00</text:p>
          </table:table-cell>
          <table:table-cell table:style-name="ce22" office:value-type="float" office:value="40562">
            <text:p>1/19/201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 ETM+ L1T</text:p>
          </table:table-cell>
          <table:table-cell/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30542011275PFS00</text:p>
          </table:table-cell>
          <table:table-cell table:style-name="ce22" office:value-type="float" office:value="40818">
            <text:p>10/2/201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30542010080PFS00</text:p>
          </table:table-cell>
          <table:table-cell table:style-name="ce22" office:value-type="float" office:value="40258">
            <text:p>3/21/201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30542010096SGS01</text:p>
          </table:table-cell>
          <table:table-cell table:style-name="ce22" office:value-type="float" office:value="40274">
            <text:p>4/6/201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T51430542009021BKT00</text:p>
          </table:table-cell>
          <table:table-cell table:style-name="ce22" office:value-type="float" office:value="39834">
            <text:p>1/21/200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M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30542009045SGS00</text:p>
          </table:table-cell>
          <table:table-cell table:style-name="ce22" office:value-type="float" office:value="39858">
            <text:p>2/14/200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30542009061ASN00</text:p>
          </table:table-cell>
          <table:table-cell table:style-name="ce22" office:value-type="float" office:value="39874">
            <text:p>3/2/200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30542009109ASN00</text:p>
          </table:table-cell>
          <table:table-cell table:style-name="ce22" office:value-type="float" office:value="39922">
            <text:p>4/19/200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30542009333SGS00</text:p>
          </table:table-cell>
          <table:table-cell table:style-name="ce22" office:value-type="float" office:value="40146">
            <text:p>11/29/200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30542008267ASN00</text:p>
          </table:table-cell>
          <table:table-cell table:style-name="ce22" office:value-type="float" office:value="39714">
            <text:p>9/23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30542008283PFS00</text:p>
          </table:table-cell>
          <table:table-cell table:style-name="ce22" office:value-type="float" office:value="39730">
            <text:p>10/9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30542008363SGS00</text:p>
          </table:table-cell>
          <table:table-cell table:style-name="ce22" office:value-type="float" office:value="39810">
            <text:p>12/28/200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 ETM+ L1T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30542007088SGS00</text:p>
          </table:table-cell>
          <table:table-cell table:style-name="ce22" office:value-type="float" office:value="39170">
            <text:p>3/29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30542007360SGS00</text:p>
          </table:table-cell>
          <table:table-cell table:style-name="ce22" office:value-type="float" office:value="39442">
            <text:p>12/26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30542006021PFS00</text:p>
          </table:table-cell>
          <table:table-cell table:style-name="ce22" office:value-type="float" office:value="38738">
            <text:p>1/21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30542006085PFS00</text:p>
          </table:table-cell>
          <table:table-cell table:style-name="ce22" office:value-type="float" office:value="38802">
            <text:p>3/26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30542007088SGS00</text:p>
          </table:table-cell>
          <table:table-cell table:style-name="ce22" office:value-type="float" office:value="39170">
            <text:p>3/29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30542007360SGS00</text:p>
          </table:table-cell>
          <table:table-cell table:style-name="ce22" office:value-type="float" office:value="39442">
            <text:p>12/26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30542006021PFS00</text:p>
          </table:table-cell>
          <table:table-cell table:style-name="ce22" office:value-type="float" office:value="38738">
            <text:p>1/21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30542006085PFS00</text:p>
          </table:table-cell>
          <table:table-cell table:style-name="ce22" office:value-type="float" office:value="38802">
            <text:p>3/26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30542007088SGS00</text:p>
          </table:table-cell>
          <table:table-cell table:style-name="ce22" office:value-type="float" office:value="39170">
            <text:p>3/29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30542007360SGS00</text:p>
          </table:table-cell>
          <table:table-cell table:style-name="ce22" office:value-type="float" office:value="39442">
            <text:p>12/26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30542006021PFS00</text:p>
          </table:table-cell>
          <table:table-cell table:style-name="ce22" office:value-type="float" office:value="38738">
            <text:p>1/21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30542006085PFS00</text:p>
          </table:table-cell>
          <table:table-cell table:style-name="ce22" office:value-type="float" office:value="38802">
            <text:p>3/26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30542007088SGS00</text:p>
          </table:table-cell>
          <table:table-cell table:style-name="ce22" office:value-type="float" office:value="39170">
            <text:p>3/29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30542007360SGS00</text:p>
          </table:table-cell>
          <table:table-cell table:style-name="ce22" office:value-type="float" office:value="39442">
            <text:p>12/26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30542006021PFS00</text:p>
          </table:table-cell>
          <table:table-cell table:style-name="ce22" office:value-type="float" office:value="38738">
            <text:p>1/21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30542006085PFS00</text:p>
          </table:table-cell>
          <table:table-cell table:style-name="ce22" office:value-type="float" office:value="38802">
            <text:p>3/26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30542005274ASN00</text:p>
          </table:table-cell>
          <table:table-cell table:style-name="ce22" office:value-type="float" office:value="38626">
            <text:p>10/1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30542005354PFS00</text:p>
          </table:table-cell>
          <table:table-cell table:style-name="ce22" office:value-type="float" office:value="38706">
            <text:p>12/20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30542004016ASN01</text:p>
          </table:table-cell>
          <table:table-cell table:style-name="ce22" office:value-type="float" office:value="38002">
            <text:p>1/16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30542004064ASN01</text:p>
          </table:table-cell>
          <table:table-cell table:style-name="ce22" office:value-type="float" office:value="38050">
            <text:p>3/4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30542003029SGS00</text:p>
          </table:table-cell>
          <table:table-cell table:style-name="ce22" office:value-type="float" office:value="37650">
            <text:p>1/29/200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30542003029SGS00</text:p>
          </table:table-cell>
          <table:table-cell table:style-name="ce22" office:value-type="float" office:value="37650">
            <text:p>1/29/200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30542001007SGS00</text:p>
          </table:table-cell>
          <table:table-cell table:style-name="ce22" office:value-type="float" office:value="36898">
            <text:p>1/7/200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30542001247SGS00</text:p>
          </table:table-cell>
          <table:table-cell table:style-name="ce22" office:value-type="float" office:value="37138">
            <text:p>9/4/200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30542001343SGS00</text:p>
          </table:table-cell>
          <table:table-cell table:style-name="ce22" office:value-type="float" office:value="37234">
            <text:p>12/9/200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30542000293SGS00</text:p>
          </table:table-cell>
          <table:table-cell table:style-name="ce22" office:value-type="float" office:value="36818">
            <text:p>10/19/200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30541999258EDC00</text:p>
          </table:table-cell>
          <table:table-cell table:style-name="ce22" office:value-type="float" office:value="36418">
            <text:p>9/15/199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LE71430541999306EDC01</text:p>
          </table:table-cell>
          <table:table-cell table:style-name="ce22" office:value-type="float" office:value="36466">
            <text:p>11/2/199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 LE71430541999338SGS00</text:p>
          </table:table-cell>
          <table:table-cell table:style-name="ce22" office:value-type="float" office:value="36498">
            <text:p>12/4/199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number-rows-repeated="1" table:style-name="ro5"/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C81430522013352LGN00</text:p>
          </table:table-cell>
          <table:table-cell table:style-name="ce22" office:value-type="float" office:value="41626">
            <text:p>12/18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 OLI_TIRS_L1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30522013024PFS00</text:p>
          </table:table-cell>
          <table:table-cell table:style-name="ce22" office:value-type="float" office:value="41298">
            <text:p>1/24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 ETM+ L1T</text:p>
          </table:table-cell>
          <table:table-cell/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30522013056PFS00</text:p>
          </table:table-cell>
          <table:table-cell table:style-name="ce22" office:value-type="float" office:value="41330">
            <text:p>2/25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30522013072PFS00</text:p>
          </table:table-cell>
          <table:table-cell table:style-name="ce22" office:value-type="float" office:value="41346">
            <text:p>3/13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 LC81430522013144LGN00</text:p>
          </table:table-cell>
          <table:table-cell table:style-name="ce22" office:value-type="float" office:value="41418">
            <text:p>5/24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I_TIRS_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30522011019ASN00</text:p>
          </table:table-cell>
          <table:table-cell table:style-name="ce22" office:value-type="float" office:value="40562">
            <text:p>1/19/201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 LE71430522009045SGS00</text:p>
          </table:table-cell>
          <table:table-cell table:style-name="ce22" office:value-type="float" office:value="39858">
            <text:p>2/14/200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 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30522009061ASN00</text:p>
          </table:table-cell>
          <table:table-cell table:style-name="ce22" office:value-type="float" office:value="39874">
            <text:p>3/2/200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 LE71430522003029SGS00</text:p>
          </table:table-cell>
          <table:table-cell table:style-name="ce22" office:value-type="float" office:value="37650">
            <text:p>1/29/200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 LE71430522001055SGS00</text:p>
          </table:table-cell>
          <table:table-cell table:style-name="ce22" office:value-type="float" office:value="36946">
            <text:p>2/24/200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30522001135SGS00</text:p>
          </table:table-cell>
          <table:table-cell table:style-name="ce22" office:value-type="float" office:value="37026">
            <text:p>5/15/200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 LE71430521999306EDC02</text:p>
          </table:table-cell>
          <table:table-cell table:style-name="ce22" office:value-type="float" office:value="36466">
            <text:p>11/2/199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30521999338SGS00</text:p>
          </table:table-cell>
          <table:table-cell table:style-name="ce22" office:value-type="float" office:value="36498">
            <text:p>12/4/199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 ETM+ L1T</text:p>
          </table:table-cell>
          <table:table-cell/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30522013280SG100</text:p>
          </table:table-cell>
          <table:table-cell table:style-name="ce22" office:value-type="float" office:value="41554">
            <text:p>10/7/201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30522012086PFS01</text:p>
          </table:table-cell>
          <table:table-cell table:style-name="ce22" office:value-type="float" office:value="40994">
            <text:p>3/26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 LE71430522012102PFS00</text:p>
          </table:table-cell>
          <table:table-cell table:style-name="ce22" office:value-type="float" office:value="41010">
            <text:p>4/11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30522012278PFS00</text:p>
          </table:table-cell>
          <table:table-cell table:style-name="ce22" office:value-type="float" office:value="41186">
            <text:p>10/4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30522012326PFS00</text:p>
          </table:table-cell>
          <table:table-cell table:style-name="ce22" office:value-type="float" office:value="41234">
            <text:p>11/21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T51430522010040BKT00</text:p>
          </table:table-cell>
          <table:table-cell table:style-name="ce22" office:value-type="float" office:value="40218">
            <text:p>2/9/201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 LE71430522010064ASN00</text:p>
          </table:table-cell>
          <table:table-cell table:style-name="ce22" office:value-type="float" office:value="40242">
            <text:p>3/5/201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30522010096SGS01</text:p>
          </table:table-cell>
          <table:table-cell table:style-name="ce22" office:value-type="float" office:value="40274">
            <text:p>4/6/201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 LT51430522009021BKT00</text:p>
          </table:table-cell>
          <table:table-cell table:style-name="ce22" office:value-type="float" office:value="39834">
            <text:p>1/21/200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30522008059SGS00</text:p>
          </table:table-cell>
          <table:table-cell table:style-name="ce22" office:value-type="float" office:value="39506">
            <text:p>2/28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 LE71430522008155ASN00</text:p>
          </table:table-cell>
          <table:table-cell table:style-name="ce22" office:value-type="float" office:value="39602">
            <text:p>6/3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30522008347SGS00</text:p>
          </table:table-cell>
          <table:table-cell table:style-name="ce22" office:value-type="float" office:value="39794">
            <text:p>12/12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 LE71430522007088SGS00</text:p>
          </table:table-cell>
          <table:table-cell table:style-name="ce22" office:value-type="float" office:value="39170">
            <text:p>3/29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 LE71430522007152SGS00</text:p>
          </table:table-cell>
          <table:table-cell table:style-name="ce22" office:value-type="float" office:value="39234">
            <text:p>6/1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30522007328PFS00</text:p>
          </table:table-cell>
          <table:table-cell table:style-name="ce22" office:value-type="float" office:value="39410">
            <text:p>11/24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 LE71430522006021PFS00</text:p>
          </table:table-cell>
          <table:table-cell table:style-name="ce22" office:value-type="float" office:value="38738">
            <text:p>1/21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 LE71430522006037PFS00</text:p>
          </table:table-cell>
          <table:table-cell table:style-name="ce22" office:value-type="float" office:value="38754">
            <text:p>2/6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30522006085PFS00</text:p>
          </table:table-cell>
          <table:table-cell table:style-name="ce22" office:value-type="float" office:value="38802">
            <text:p>3/26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30522006101PFS00</text:p>
          </table:table-cell>
          <table:table-cell table:style-name="ce22" office:value-type="float" office:value="38818">
            <text:p>4/11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30522005130ASN00</text:p>
          </table:table-cell>
          <table:table-cell table:style-name="ce22" office:value-type="float" office:value="38482">
            <text:p>5/10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30522004016ASN01</text:p>
          </table:table-cell>
          <table:table-cell table:style-name="ce22" office:value-type="float" office:value="38002">
            <text:p>1/16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30522004064ASN01</text:p>
          </table:table-cell>
          <table:table-cell table:style-name="ce22" office:value-type="float" office:value="38050">
            <text:p>3/4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30522004352PFS00</text:p>
          </table:table-cell>
          <table:table-cell table:style-name="ce22" office:value-type="float" office:value="38338">
            <text:p>12/17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30522003125ASN00</text:p>
          </table:table-cell>
          <table:table-cell table:style-name="ce22" office:value-type="float" office:value="37746">
            <text:p>5/5/200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30522002330SGS00</text:p>
          </table:table-cell>
          <table:table-cell table:style-name="ce22" office:value-type="float" office:value="37586">
            <text:p>11/26/200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30522001135SGS00</text:p>
          </table:table-cell>
          <table:table-cell table:style-name="ce22" office:value-type="float" office:value="37026">
            <text:p>5/15/200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30522001247SGS00</text:p>
          </table:table-cell>
          <table:table-cell table:style-name="ce22" office:value-type="float" office:value="37138">
            <text:p>9/4/200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30522001343SGS00</text:p>
          </table:table-cell>
          <table:table-cell table:style-name="ce22" office:value-type="float" office:value="37234">
            <text:p>12/9/200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30522000101SGS00</text:p>
          </table:table-cell>
          <table:table-cell table:style-name="ce22" office:value-type="float" office:value="36626">
            <text:p>4/10/200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30522000197EDC00</text:p>
          </table:table-cell>
          <table:table-cell table:style-name="ce22" office:value-type="float" office:value="36722">
            <text:p>7/15/200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E71430521999258EDC00</text:p>
          </table:table-cell>
          <table:table-cell table:style-name="ce22" office:value-type="float" office:value="36418">
            <text:p>9/15/199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number-rows-repeated="2" table:style-name="ro5"/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13351SG100</text:p>
          </table:table-cell>
          <table:table-cell table:style-name="ce22" office:value-type="float" office:value="41625">
            <text:p>12/17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13015PFS00</text:p>
          </table:table-cell>
          <table:table-cell table:style-name="ce22" office:value-type="float" office:value="41289">
            <text:p>1/15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 LE71440522011090ASN00</text:p>
          </table:table-cell>
          <table:table-cell table:style-name="ce22" office:value-type="float" office:value="40633">
            <text:p>3/31/201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11314PFS00</text:p>
          </table:table-cell>
          <table:table-cell table:style-name="ce22" office:value-type="float" office:value="40857">
            <text:p>11/10/201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08050SGS00</text:p>
          </table:table-cell>
          <table:table-cell table:style-name="ce22" office:value-type="float" office:value="39497">
            <text:p>2/19/200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07031SGS00</text:p>
          </table:table-cell>
          <table:table-cell table:style-name="ce22" office:value-type="float" office:value="39113">
            <text:p>1/31/2007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 ETM+ L1T</text:p>
          </table:table-cell>
          <table:table-cell/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 LE71440522007063SGS01</text:p>
          </table:table-cell>
          <table:table-cell table:style-name="ce22" office:value-type="float" office:value="39145">
            <text:p>3/4/2007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 ETM+ L1T</text:p>
          </table:table-cell>
          <table:table-cell/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07319PFS00</text:p>
          </table:table-cell>
          <table:table-cell table:style-name="ce22" office:value-type="float" office:value="39401">
            <text:p>11/15/2007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 LE71440522006364ASN00</text:p>
          </table:table-cell>
          <table:table-cell table:style-name="ce22" office:value-type="float" office:value="39081">
            <text:p>12/30/200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 ETM+ L1T</text:p>
          </table:table-cell>
          <table:table-cell/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04343PFS00</text:p>
          </table:table-cell>
          <table:table-cell table:style-name="ce22" office:value-type="float" office:value="38329">
            <text:p>12/8/2004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 LE71440522003052SGS00</text:p>
          </table:table-cell>
          <table:table-cell table:style-name="ce22" office:value-type="float" office:value="37673">
            <text:p>2/21/200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03340ASN01</text:p>
          </table:table-cell>
          <table:table-cell table:style-name="ce22" office:value-type="float" office:value="37961">
            <text:p>12/6/200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 ETM+ L1T</text:p>
          </table:table-cell>
          <table:table-cell/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01014SGS00</text:p>
          </table:table-cell>
          <table:table-cell table:style-name="ce22" office:value-type="float" office:value="36905">
            <text:p>1/14/200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 LE71440522000300SGS00</text:p>
          </table:table-cell>
          <table:table-cell table:style-name="ce22" office:value-type="float" office:value="36825">
            <text:p>10/26/200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00332SGS00</text:p>
          </table:table-cell>
          <table:table-cell table:style-name="ce22" office:value-type="float" office:value="36857">
            <text:p>11/27/200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 ETM+ L1T</text:p>
          </table:table-cell>
          <table:table-cell/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 LT51440521999033AAA02</text:p>
          </table:table-cell>
          <table:table-cell table:style-name="ce22" office:value-type="float" office:value="36193">
            <text:p>2/2/199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M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1999313SGS00</text:p>
          </table:table-cell>
          <table:table-cell table:style-name="ce22" office:value-type="float" office:value="36473">
            <text:p>11/9/199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12061PFS00</text:p>
          </table:table-cell>
          <table:table-cell table:style-name="ce22" office:value-type="float" office:value="40969">
            <text:p>3/1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12109PFS00</text:p>
          </table:table-cell>
          <table:table-cell table:style-name="ce22" office:value-type="float" office:value="41017">
            <text:p>4/18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12333PFS00</text:p>
          </table:table-cell>
          <table:table-cell table:style-name="ce22" office:value-type="float" office:value="41241">
            <text:p>11/28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11090ASN00</text:p>
          </table:table-cell>
          <table:table-cell table:style-name="ce22" office:value-type="float" office:value="40633">
            <text:p>3/31/201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11090ASN00</text:p>
          </table:table-cell>
          <table:table-cell table:style-name="ce22" office:value-type="float" office:value="40633">
            <text:p>3/31/201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 ETM+ L1T</text:p>
          </table:table-cell>
          <table:table-cell/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11090ASN00</text:p>
          </table:table-cell>
          <table:table-cell table:style-name="ce22" office:value-type="float" office:value="40633">
            <text:p>3/31/201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11090ASN00</text:p>
          </table:table-cell>
          <table:table-cell table:style-name="ce22" office:value-type="float" office:value="40633">
            <text:p>3/31/201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11090ASN00</text:p>
          </table:table-cell>
          <table:table-cell table:style-name="ce22" office:value-type="float" office:value="40633">
            <text:p>3/31/201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09132SGS01</text:p>
          </table:table-cell>
          <table:table-cell table:style-name="ce22" office:value-type="float" office:value="39945">
            <text:p>5/12/200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08002SGS00</text:p>
          </table:table-cell>
          <table:table-cell table:style-name="ce22" office:value-type="float" office:value="39449">
            <text:p>1/2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08066SGS00</text:p>
          </table:table-cell>
          <table:table-cell table:style-name="ce22" office:value-type="float" office:value="39513">
            <text:p>3/6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 LE71440522008066SGS00</text:p>
          </table:table-cell>
          <table:table-cell table:style-name="ce22" office:value-type="float" office:value="39513">
            <text:p>3/6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07047SGS00</text:p>
          </table:table-cell>
          <table:table-cell table:style-name="ce22" office:value-type="float" office:value="39129">
            <text:p>2/16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07095ASN00</text:p>
          </table:table-cell>
          <table:table-cell table:style-name="ce22" office:value-type="float" office:value="39177">
            <text:p>4/5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 LE71440522005025ASN00</text:p>
          </table:table-cell>
          <table:table-cell table:style-name="ce22" office:value-type="float" office:value="38377">
            <text:p>1/25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05041ASN00</text:p>
          </table:table-cell>
          <table:table-cell table:style-name="ce22" office:value-type="float" office:value="38393">
            <text:p>2/10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05073PFS02</text:p>
          </table:table-cell>
          <table:table-cell table:style-name="ce22" office:value-type="float" office:value="38425">
            <text:p>3/14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04055ASN01</text:p>
          </table:table-cell>
          <table:table-cell table:style-name="ce22" office:value-type="float" office:value="38041">
            <text:p>2/24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04071ASN01</text:p>
          </table:table-cell>
          <table:table-cell table:style-name="ce22" office:value-type="float" office:value="38057">
            <text:p>3/11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 LE71440522004103ASN01</text:p>
          </table:table-cell>
          <table:table-cell table:style-name="ce22" office:value-type="float" office:value="38089">
            <text:p>4/12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02049SGS00</text:p>
          </table:table-cell>
          <table:table-cell table:style-name="ce22" office:value-type="float" office:value="37305">
            <text:p>2/18/200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02337SGS00</text:p>
          </table:table-cell>
          <table:table-cell table:style-name="ce22" office:value-type="float" office:value="37593">
            <text:p>12/3/200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01062SGS00</text:p>
          </table:table-cell>
          <table:table-cell table:style-name="ce22" office:value-type="float" office:value="36953">
            <text:p>3/3/200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40522001334SGS00</text:p>
          </table:table-cell>
          <table:table-cell table:style-name="ce22" office:value-type="float" office:value="37225">
            <text:p>11/30/200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4">
            <text:p>144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T51440521999097XXX01</text:p>
          </table:table-cell>
          <table:table-cell table:style-name="ce22" office:value-type="float" office:value="36257">
            <text:p>4/7/199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number-rows-repeated="1" table:style-name="ro5"/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13056PFS00</text:p>
          </table:table-cell>
          <table:table-cell table:style-name="ce22" office:value-type="float" office:value="41330">
            <text:p>2/25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13072PFS00</text:p>
          </table:table-cell>
          <table:table-cell table:style-name="ce22" office:value-type="float" office:value="41346">
            <text:p>3/13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C81430532013144LGN00</text:p>
          </table:table-cell>
          <table:table-cell table:style-name="ce22" office:value-type="float" office:value="41418">
            <text:p>5/24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I_TIRS_L1T</text:p>
          </table:table-cell>
          <table:table-cell/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 LE71430532013280SG100</text:p>
          </table:table-cell>
          <table:table-cell table:style-name="ce22" office:value-type="float" office:value="41554">
            <text:p>10/7/201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12086PFS00</text:p>
          </table:table-cell>
          <table:table-cell table:style-name="ce22" office:value-type="float" office:value="40994">
            <text:p>3/26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12086PFS00</text:p>
          </table:table-cell>
          <table:table-cell table:style-name="ce22" office:value-type="float" office:value="40994">
            <text:p>3/26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12278PFS00</text:p>
          </table:table-cell>
          <table:table-cell table:style-name="ce22" office:value-type="float" office:value="41186">
            <text:p>10/4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12326PFS00</text:p>
          </table:table-cell>
          <table:table-cell table:style-name="ce22" office:value-type="float" office:value="41234">
            <text:p>11/21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11019ASN00</text:p>
          </table:table-cell>
          <table:table-cell table:style-name="ce22" office:value-type="float" office:value="40562">
            <text:p>1/19/201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11275PFS00</text:p>
          </table:table-cell>
          <table:table-cell table:style-name="ce22" office:value-type="float" office:value="40818">
            <text:p>10/2/201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T51430532010040BKT00</text:p>
          </table:table-cell>
          <table:table-cell table:style-name="ce22" office:value-type="float" office:value="40218">
            <text:p>2/9/201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 TM L1T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10064ASN00</text:p>
          </table:table-cell>
          <table:table-cell table:style-name="ce22" office:value-type="float" office:value="40242">
            <text:p>3/5/201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10112SGS00</text:p>
          </table:table-cell>
          <table:table-cell table:style-name="ce22" office:value-type="float" office:value="40290">
            <text:p>4/22/201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 LT51430532009021BKT00</text:p>
          </table:table-cell>
          <table:table-cell table:style-name="ce22" office:value-type="float" office:value="39834">
            <text:p>1/21/200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 TM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09045SGS00</text:p>
          </table:table-cell>
          <table:table-cell table:style-name="ce22" office:value-type="float" office:value="39858">
            <text:p>2/14/200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09061ASN00</text:p>
          </table:table-cell>
          <table:table-cell table:style-name="ce22" office:value-type="float" office:value="39874">
            <text:p>3/2/200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 LE71430532009109ASN00</text:p>
          </table:table-cell>
          <table:table-cell table:style-name="ce22" office:value-type="float" office:value="39922">
            <text:p>4/19/200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09125ASN00</text:p>
          </table:table-cell>
          <table:table-cell table:style-name="ce22" office:value-type="float" office:value="39938">
            <text:p>5/5/200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08363SGS00</text:p>
          </table:table-cell>
          <table:table-cell table:style-name="ce22" office:value-type="float" office:value="39810">
            <text:p>12/28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07088SGS00</text:p>
          </table:table-cell>
          <table:table-cell table:style-name="ce22" office:value-type="float" office:value="39170">
            <text:p>3/29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07120ASN00</text:p>
          </table:table-cell>
          <table:table-cell table:style-name="ce22" office:value-type="float" office:value="39202">
            <text:p>4/30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 LE71430532007152ASN00</text:p>
          </table:table-cell>
          <table:table-cell table:style-name="ce22" office:value-type="float" office:value="39234">
            <text:p>6/1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07360SGS00</text:p>
          </table:table-cell>
          <table:table-cell table:style-name="ce22" office:value-type="float" office:value="39442">
            <text:p>12/26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06021PFS00</text:p>
          </table:table-cell>
          <table:table-cell table:style-name="ce22" office:value-type="float" office:value="38738">
            <text:p>1/21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06037PFS00</text:p>
          </table:table-cell>
          <table:table-cell table:style-name="ce22" office:value-type="float" office:value="38754">
            <text:p>2/6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06037PFS00</text:p>
          </table:table-cell>
          <table:table-cell table:style-name="ce22" office:value-type="float" office:value="38754">
            <text:p>2/6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 LE71430532006101PFS00</text:p>
          </table:table-cell>
          <table:table-cell table:style-name="ce22" office:value-type="float" office:value="38818">
            <text:p>4/11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06133ASN00</text:p>
          </table:table-cell>
          <table:table-cell table:style-name="ce22" office:value-type="float" office:value="38850">
            <text:p>5/13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 LE71430532005082PFS00</text:p>
          </table:table-cell>
          <table:table-cell table:style-name="ce22" office:value-type="float" office:value="38434">
            <text:p>3/23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05242ASN00</text:p>
          </table:table-cell>
          <table:table-cell table:style-name="ce22" office:value-type="float" office:value="38594">
            <text:p>8/30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05354PFS00</text:p>
          </table:table-cell>
          <table:table-cell table:style-name="ce22" office:value-type="float" office:value="38706">
            <text:p>12/20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 LE71430532004016ASN01</text:p>
          </table:table-cell>
          <table:table-cell table:style-name="ce22" office:value-type="float" office:value="38002">
            <text:p>1/16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04064ASN01</text:p>
          </table:table-cell>
          <table:table-cell table:style-name="ce22" office:value-type="float" office:value="38050">
            <text:p>3/4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04352PFS00</text:p>
          </table:table-cell>
          <table:table-cell table:style-name="ce22" office:value-type="float" office:value="38338">
            <text:p>12/17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03029SGS00</text:p>
          </table:table-cell>
          <table:table-cell table:style-name="ce22" office:value-type="float" office:value="37650">
            <text:p>1/29/200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 LE71430532003221ASN01</text:p>
          </table:table-cell>
          <table:table-cell table:style-name="ce22" office:value-type="float" office:value="37842">
            <text:p>8/9/200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01135SGS00</text:p>
          </table:table-cell>
          <table:table-cell table:style-name="ce22" office:value-type="float" office:value="37026">
            <text:p>5/15/200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01343SGS00</text:p>
          </table:table-cell>
          <table:table-cell table:style-name="ce22" office:value-type="float" office:value="37234">
            <text:p>12/9/200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00101SGS00</text:p>
          </table:table-cell>
          <table:table-cell table:style-name="ce22" office:value-type="float" office:value="36626">
            <text:p>4/10/200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00197EDC00</text:p>
          </table:table-cell>
          <table:table-cell table:style-name="ce22" office:value-type="float" office:value="36722">
            <text:p>7/15/200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 ETM+ L1T</text:p>
          </table:table-cell>
          <table:table-cell/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2000293SGS00</text:p>
          </table:table-cell>
          <table:table-cell table:style-name="ce22" office:value-type="float" office:value="36818">
            <text:p>10/19/200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1999258EDC00</text:p>
          </table:table-cell>
          <table:table-cell table:style-name="ce22" office:value-type="float" office:value="36418">
            <text:p>9/15/199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 LE71430531999306EDC01</text:p>
          </table:table-cell>
          <table:table-cell table:style-name="ce22" office:value-type="float" office:value="36466">
            <text:p>11/2/199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</text:p>
          </table:table-cell>
          <table:table-cell/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E71430531999338SGS00</text:p>
          </table:table-cell>
          <table:table-cell table:style-name="ce22" office:value-type="float" office:value="36498">
            <text:p>12/4/199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number-rows-repeated="1" table:style-name="ro5"/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T51430512010040BKT00</text:p>
          </table:table-cell>
          <table:table-cell table:style-name="ce22" office:value-type="float" office:value="40218">
            <text:p>2/9/201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T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T51430512009293BKT00</text:p>
          </table:table-cell>
          <table:table-cell table:style-name="ce22" office:value-type="float" office:value="40106">
            <text:p>10/20/200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M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 LT51430512009021BKT00</text:p>
          </table:table-cell>
          <table:table-cell table:style-name="ce22" office:value-type="float" office:value="39834">
            <text:p>1/21/200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T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30512013344SG100</text:p>
          </table:table-cell>
          <table:table-cell table:style-name="ce22" office:value-type="float" office:value="41618">
            <text:p>12/10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 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30512012086PFS00</text:p>
          </table:table-cell>
          <table:table-cell table:style-name="ce22" office:value-type="float" office:value="40994">
            <text:p>3/26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30512012102PFS00</text:p>
          </table:table-cell>
          <table:table-cell table:style-name="ce22" office:value-type="float" office:value="41010">
            <text:p>4/11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 LE71430512013072PFS00</text:p>
          </table:table-cell>
          <table:table-cell table:style-name="ce22" office:value-type="float" office:value="41346">
            <text:p>3/13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 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30512013040PFS00</text:p>
          </table:table-cell>
          <table:table-cell table:style-name="ce22" office:value-type="float" office:value="41314">
            <text:p>2/9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 LE71430512013024PFS00</text:p>
          </table:table-cell>
          <table:table-cell table:style-name="ce22" office:value-type="float" office:value="41298">
            <text:p>1/24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 LE71430512012102PFS00</text:p>
          </table:table-cell>
          <table:table-cell table:style-name="ce22" office:value-type="float" office:value="41010">
            <text:p>4/11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30512012086PFS00</text:p>
          </table:table-cell>
          <table:table-cell table:style-name="ce22" office:value-type="float" office:value="40994">
            <text:p>3/26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 LE71430512011339PFS00</text:p>
          </table:table-cell>
          <table:table-cell table:style-name="ce22" office:value-type="float" office:value="40882">
            <text:p>12/5/201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30512011323PFS00</text:p>
          </table:table-cell>
          <table:table-cell table:style-name="ce22" office:value-type="float" office:value="40866">
            <text:p>11/19/201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 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30512011019ASN01</text:p>
          </table:table-cell>
          <table:table-cell table:style-name="ce22" office:value-type="float" office:value="40562">
            <text:p>1/19/201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30512010112SGS00</text:p>
          </table:table-cell>
          <table:table-cell table:style-name="ce22" office:value-type="float" office:value="40290">
            <text:p>4/22/201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 LE71430512010064ASN00</text:p>
          </table:table-cell>
          <table:table-cell table:style-name="ce22" office:value-type="float" office:value="40242">
            <text:p>3/5/201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 LE71430512009253ASN00</text:p>
          </table:table-cell>
          <table:table-cell table:style-name="ce22" office:value-type="float" office:value="40066">
            <text:p>9/10/200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 LE71430512009093ASN00</text:p>
          </table:table-cell>
          <table:table-cell table:style-name="ce22" office:value-type="float" office:value="39906">
            <text:p>4/3/200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30512009061ASN00</text:p>
          </table:table-cell>
          <table:table-cell table:style-name="ce22" office:value-type="float" office:value="39874">
            <text:p>3/2/200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30512009045SGS00</text:p>
          </table:table-cell>
          <table:table-cell table:style-name="ce22" office:value-type="float" office:value="39858">
            <text:p>2/14/200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30512008363SGS00</text:p>
          </table:table-cell>
          <table:table-cell table:style-name="ce22" office:value-type="float" office:value="39810">
            <text:p>12/28/200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 LE71430512008155ASN00</text:p>
          </table:table-cell>
          <table:table-cell table:style-name="ce22" office:value-type="float" office:value="39602">
            <text:p>6/3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30512008107SGS00</text:p>
          </table:table-cell>
          <table:table-cell table:style-name="ce22" office:value-type="float" office:value="39554">
            <text:p>4/16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30512008059SGS00</text:p>
          </table:table-cell>
          <table:table-cell table:style-name="ce22" office:value-type="float" office:value="39506">
            <text:p>2/28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30512007328PFS00</text:p>
          </table:table-cell>
          <table:table-cell table:style-name="ce22" office:value-type="float" office:value="39410">
            <text:p>11/24/2007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30512007152SGS00</text:p>
          </table:table-cell>
          <table:table-cell table:style-name="ce22" office:value-type="float" office:value="39234">
            <text:p>6/1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30512007136ASN00</text:p>
          </table:table-cell>
          <table:table-cell table:style-name="ce22" office:value-type="float" office:value="39218">
            <text:p>5/16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 LE71430512007104ASN00</text:p>
          </table:table-cell>
          <table:table-cell table:style-name="ce22" office:value-type="float" office:value="39186">
            <text:p>4/14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 LE71430512007072SGS00</text:p>
          </table:table-cell>
          <table:table-cell table:style-name="ce22" office:value-type="float" office:value="39154">
            <text:p>3/13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30512007056SGS00</text:p>
          </table:table-cell>
          <table:table-cell table:style-name="ce22" office:value-type="float" office:value="39138">
            <text:p>2/25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30512007008SGS00</text:p>
          </table:table-cell>
          <table:table-cell table:style-name="ce22" office:value-type="float" office:value="39090">
            <text:p>1/8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30512006101PFS00</text:p>
          </table:table-cell>
          <table:table-cell table:style-name="ce22" office:value-type="float" office:value="38818">
            <text:p>4/11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 LE71430512006085PFS00</text:p>
          </table:table-cell>
          <table:table-cell table:style-name="ce22" office:value-type="float" office:value="38802">
            <text:p>3/26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30512006037PFS00</text:p>
          </table:table-cell>
          <table:table-cell table:style-name="ce22" office:value-type="float" office:value="38754">
            <text:p>2/6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 LE71430512006021PFS00</text:p>
          </table:table-cell>
          <table:table-cell table:style-name="ce22" office:value-type="float" office:value="38738">
            <text:p>1/21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 LE71430512004336PFS00</text:p>
          </table:table-cell>
          <table:table-cell table:style-name="ce22" office:value-type="float" office:value="38322">
            <text:p>12/1/2004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30512004112ASN01</text:p>
          </table:table-cell>
          <table:table-cell table:style-name="ce22" office:value-type="float" office:value="38098">
            <text:p>4/21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 LE71430512004064ASN01</text:p>
          </table:table-cell>
          <table:table-cell table:style-name="ce22" office:value-type="float" office:value="38050">
            <text:p>3/4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30512004016ASN01</text:p>
          </table:table-cell>
          <table:table-cell table:style-name="ce22" office:value-type="float" office:value="38002">
            <text:p>1/16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30512003125ASN00</text:p>
          </table:table-cell>
          <table:table-cell table:style-name="ce22" office:value-type="float" office:value="37746">
            <text:p>5/5/200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 LE71430512003029SGS00</text:p>
          </table:table-cell>
          <table:table-cell table:style-name="ce22" office:value-type="float" office:value="37650">
            <text:p>1/29/200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30512002330SGS00</text:p>
          </table:table-cell>
          <table:table-cell table:style-name="ce22" office:value-type="float" office:value="37586">
            <text:p>11/26/200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30512002106SGS00</text:p>
          </table:table-cell>
          <table:table-cell table:style-name="ce22" office:value-type="float" office:value="37362">
            <text:p>4/16/200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30512001343SGS00</text:p>
          </table:table-cell>
          <table:table-cell table:style-name="ce22" office:value-type="float" office:value="37234">
            <text:p>12/9/200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 LE71430512001247SGS00</text:p>
          </table:table-cell>
          <table:table-cell table:style-name="ce22" office:value-type="float" office:value="37138">
            <text:p>9/4/200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 LE71430512001055SGS00</text:p>
          </table:table-cell>
          <table:table-cell table:style-name="ce22" office:value-type="float" office:value="36946">
            <text:p>2/24/200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30512000133SGS01</text:p>
          </table:table-cell>
          <table:table-cell table:style-name="ce22" office:value-type="float" office:value="36658">
            <text:p>5/12/200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30511999338SGS00</text:p>
          </table:table-cell>
          <table:table-cell table:style-name="ce22" office:value-type="float" office:value="36498">
            <text:p>12/4/199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C81430512013304LGN00</text:p>
          </table:table-cell>
          <table:table-cell table:style-name="ce22" office:value-type="float" office:value="41578">
            <text:p>10/31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I_TIRS_L1T</text:p>
          </table:table-cell>
          <table:table-cell/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number-rows-repeated="1" table:style-name="ro5"/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C81450512014001LGN00</text:p>
          </table:table-cell>
          <table:table-cell table:style-name="ce22" office:value-type="float" office:value="41640">
            <text:p>1/1/2014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 OLI_TIRS_L1T</text:p>
          </table:table-cell>
          <table:table-cell/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C81450512014033LGN00</text:p>
          </table:table-cell>
          <table:table-cell table:style-name="ce22" office:value-type="float" office:value="41672">
            <text:p>2/2/2014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I_TIRS_L1T</text:p>
          </table:table-cell>
          <table:table-cell/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13022ASN00</text:p>
          </table:table-cell>
          <table:table-cell table:style-name="ce22" office:value-type="float" office:value="41296">
            <text:p>1/22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13038PFS00</text:p>
          </table:table-cell>
          <table:table-cell table:style-name="ce22" office:value-type="float" office:value="41312">
            <text:p>2/7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13102PFS00</text:p>
          </table:table-cell>
          <table:table-cell table:style-name="ce22" office:value-type="float" office:value="41376">
            <text:p>4/12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13310SG100</text:p>
          </table:table-cell>
          <table:table-cell table:style-name="ce22" office:value-type="float" office:value="41584">
            <text:p>11/6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C81450512013350LGN00</text:p>
          </table:table-cell>
          <table:table-cell table:style-name="ce22" office:value-type="float" office:value="41624">
            <text:p>12/16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I_TIRS_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 LE71450512012004PFS00</text:p>
          </table:table-cell>
          <table:table-cell table:style-name="ce22" office:value-type="float" office:value="40912">
            <text:p>1/4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12036PFS00</text:p>
          </table:table-cell>
          <table:table-cell table:style-name="ce22" office:value-type="float" office:value="40944">
            <text:p>2/5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12292PFS00</text:p>
          </table:table-cell>
          <table:table-cell table:style-name="ce22" office:value-type="float" office:value="41200">
            <text:p>10/18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12324PFS01</text:p>
          </table:table-cell>
          <table:table-cell table:style-name="ce22" office:value-type="float" office:value="41232">
            <text:p>11/19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11017ASN00</text:p>
          </table:table-cell>
          <table:table-cell table:style-name="ce22" office:value-type="float" office:value="40560">
            <text:p>1/17/201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11049ASN00</text:p>
          </table:table-cell>
          <table:table-cell table:style-name="ce22" office:value-type="float" office:value="40592">
            <text:p>2/18/201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10030ASN00</text:p>
          </table:table-cell>
          <table:table-cell table:style-name="ce22" office:value-type="float" office:value="40208">
            <text:p>1/30/201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10062SGS00</text:p>
          </table:table-cell>
          <table:table-cell table:style-name="ce22" office:value-type="float" office:value="40240">
            <text:p>3/3/201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10126ASN00</text:p>
          </table:table-cell>
          <table:table-cell table:style-name="ce22" office:value-type="float" office:value="40304">
            <text:p>5/6/201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9011SGS00</text:p>
          </table:table-cell>
          <table:table-cell table:style-name="ce22" office:value-type="float" office:value="39824">
            <text:p>1/11/200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9043SGS00</text:p>
          </table:table-cell>
          <table:table-cell table:style-name="ce22" office:value-type="float" office:value="39856">
            <text:p>2/12/200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9075ASN00
</text:p>
          </table:table-cell>
          <table:table-cell table:style-name="ce22" office:value-type="float" office:value="39888">
            <text:p>3/16/200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9091SGS00</text:p>
          </table:table-cell>
          <table:table-cell table:style-name="ce22" office:value-type="float" office:value="39904">
            <text:p>4/1/200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9299ASN00</text:p>
          </table:table-cell>
          <table:table-cell table:style-name="ce22" office:value-type="float" office:value="40112">
            <text:p>10/26/200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9331ASN00</text:p>
          </table:table-cell>
          <table:table-cell table:style-name="ce22" office:value-type="float" office:value="40144">
            <text:p>11/27/200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8009PFS00</text:p>
          </table:table-cell>
          <table:table-cell table:style-name="ce22" office:value-type="float" office:value="39456">
            <text:p>1/9/200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 LE71450512008057ASN00</text:p>
          </table:table-cell>
          <table:table-cell table:style-name="ce22" office:value-type="float" office:value="39504">
            <text:p>2/26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8105ASN00</text:p>
          </table:table-cell>
          <table:table-cell table:style-name="ce22" office:value-type="float" office:value="39552">
            <text:p>4/14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8361SGS00</text:p>
          </table:table-cell>
          <table:table-cell table:style-name="ce22" office:value-type="float" office:value="39808">
            <text:p>12/26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7006ASN00</text:p>
          </table:table-cell>
          <table:table-cell table:style-name="ce22" office:value-type="float" office:value="39088">
            <text:p>1/6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7038SGS00</text:p>
          </table:table-cell>
          <table:table-cell table:style-name="ce22" office:value-type="float" office:value="39120">
            <text:p>2/7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7342PFS00</text:p>
          </table:table-cell>
          <table:table-cell table:style-name="ce22" office:value-type="float" office:value="39424">
            <text:p>12/8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6019PFS00</text:p>
          </table:table-cell>
          <table:table-cell table:style-name="ce22" office:value-type="float" office:value="38736">
            <text:p>1/19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6035PFS00</text:p>
          </table:table-cell>
          <table:table-cell table:style-name="ce22" office:value-type="float" office:value="38752">
            <text:p>2/4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6067ASN00</text:p>
          </table:table-cell>
          <table:table-cell table:style-name="ce22" office:value-type="float" office:value="38784">
            <text:p>3/8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5016ASN00</text:p>
          </table:table-cell>
          <table:table-cell table:style-name="ce22" office:value-type="float" office:value="38368">
            <text:p>1/16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5064ASN00</text:p>
          </table:table-cell>
          <table:table-cell table:style-name="ce22" office:value-type="float" office:value="38416">
            <text:p>3/5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5320SGS00</text:p>
          </table:table-cell>
          <table:table-cell table:style-name="ce22" office:value-type="float" office:value="38672">
            <text:p>11/16/2005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4014ASN01</text:p>
          </table:table-cell>
          <table:table-cell table:style-name="ce22" office:value-type="float" office:value="38000">
            <text:p>1/14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4078ASN01</text:p>
          </table:table-cell>
          <table:table-cell table:style-name="ce22" office:value-type="float" office:value="38064">
            <text:p>3/18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4094ASN01</text:p>
          </table:table-cell>
          <table:table-cell table:style-name="ce22" office:value-type="float" office:value="38080">
            <text:p>4/3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4334PFS00</text:p>
          </table:table-cell>
          <table:table-cell table:style-name="ce22" office:value-type="float" office:value="38320">
            <text:p>11/29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3027SGS00</text:p>
          </table:table-cell>
          <table:table-cell table:style-name="ce22" office:value-type="float" office:value="37648">
            <text:p>1/27/200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3091ASN00</text:p>
          </table:table-cell>
          <table:table-cell table:style-name="ce22" office:value-type="float" office:value="37712">
            <text:p>4/1/200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3299ASN01</text:p>
          </table:table-cell>
          <table:table-cell table:style-name="ce22" office:value-type="float" office:value="37920">
            <text:p>10/26/200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3315ASN01</text:p>
          </table:table-cell>
          <table:table-cell table:style-name="ce22" office:value-type="float" office:value="37936">
            <text:p>11/11/200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3363ASN01</text:p>
          </table:table-cell>
          <table:table-cell table:style-name="ce22" office:value-type="float" office:value="37984">
            <text:p>12/29/200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2088SGS00</text:p>
          </table:table-cell>
          <table:table-cell table:style-name="ce22" office:value-type="float" office:value="37344">
            <text:p>3/29/200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1085SGS00</text:p>
          </table:table-cell>
          <table:table-cell table:style-name="ce22" office:value-type="float" office:value="36976">
            <text:p>3/26/200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1309SGS00</text:p>
          </table:table-cell>
          <table:table-cell table:style-name="ce22" office:value-type="float" office:value="37200">
            <text:p>11/5/200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0083SGS01</text:p>
          </table:table-cell>
          <table:table-cell table:style-name="ce22" office:value-type="float" office:value="36608">
            <text:p>3/23/200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T51450512000107XXX02</text:p>
          </table:table-cell>
          <table:table-cell table:style-name="ce22" office:value-type="float" office:value="36632">
            <text:p>4/16/200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2000355SGS00</text:p>
          </table:table-cell>
          <table:table-cell table:style-name="ce22" office:value-type="float" office:value="36880">
            <text:p>12/20/200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T51450511999040XXX01</text:p>
          </table:table-cell>
          <table:table-cell table:style-name="ce22" office:value-type="float" office:value="36200">
            <text:p>2/9/199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T51450511999072AAA02</text:p>
          </table:table-cell>
          <table:table-cell table:style-name="ce22" office:value-type="float" office:value="36232">
            <text:p>3/13/199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T51450511999104XXX02</text:p>
          </table:table-cell>
          <table:table-cell table:style-name="ce22" office:value-type="float" office:value="36264">
            <text:p>4/14/199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E71450511999352EDC00</text:p>
          </table:table-cell>
          <table:table-cell table:style-name="ce22" office:value-type="float" office:value="36512">
            <text:p>12/18/199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T51450511998037XXX01</text:p>
          </table:table-cell>
          <table:table-cell table:style-name="ce22" office:value-type="float" office:value="35832">
            <text:p>2/6/199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T51450511998069XXX02</text:p>
          </table:table-cell>
          <table:table-cell table:style-name="ce22" office:value-type="float" office:value="35864">
            <text:p>3/10/199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M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T51450511998101XXX01</text:p>
          </table:table-cell>
          <table:table-cell table:style-name="ce22" office:value-type="float" office:value="35896">
            <text:p>4/11/199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T51450511998149AAA01</text:p>
          </table:table-cell>
          <table:table-cell table:style-name="ce22" office:value-type="float" office:value="35944">
            <text:p>5/29/199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M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T51450511998293XXX02</text:p>
          </table:table-cell>
          <table:table-cell table:style-name="ce22" office:value-type="float" office:value="36088">
            <text:p>10/20/199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LT51450511998341XXX02</text:p>
          </table:table-cell>
          <table:table-cell table:style-name="ce22" office:value-type="float" office:value="36136">
            <text:p>12/7/199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number-rows-repeated="1" table:style-name="ro5"/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13056PFS00</text:p>
          </table:table-cell>
          <table:table-cell table:style-name="ce22" office:value-type="float" office:value="41330">
            <text:p>2/25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13072PFS00</text:p>
          </table:table-cell>
          <table:table-cell table:style-name="ce22" office:value-type="float" office:value="41346">
            <text:p>3/13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 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13104PFS00</text:p>
          </table:table-cell>
          <table:table-cell table:style-name="ce22" office:value-type="float" office:value="41378">
            <text:p>4/14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C81430502013272LGN00</text:p>
          </table:table-cell>
          <table:table-cell table:style-name="ce22" office:value-type="float" office:value="41546">
            <text:p>9/29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I_TIRS_L1T</text:p>
          </table:table-cell>
          <table:table-cell/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13344SG100</text:p>
          </table:table-cell>
          <table:table-cell table:style-name="ce22" office:value-type="float" office:value="41618">
            <text:p>12/10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12086PFS00</text:p>
          </table:table-cell>
          <table:table-cell table:style-name="ce22" office:value-type="float" office:value="40994">
            <text:p>3/26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12102PFS00</text:p>
          </table:table-cell>
          <table:table-cell table:style-name="ce22" office:value-type="float" office:value="41010">
            <text:p>4/11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11019ASN00</text:p>
          </table:table-cell>
          <table:table-cell table:style-name="ce22" office:value-type="float" office:value="40562">
            <text:p>1/19/201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11323PFS00</text:p>
          </table:table-cell>
          <table:table-cell table:style-name="ce22" office:value-type="float" office:value="40866">
            <text:p>11/19/201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11339PFS00</text:p>
          </table:table-cell>
          <table:table-cell table:style-name="ce22" office:value-type="float" office:value="40882">
            <text:p>12/5/201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 LT51430502010040BKT00</text:p>
          </table:table-cell>
          <table:table-cell table:style-name="ce22" office:value-type="float" office:value="40218">
            <text:p>2/9/201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10064ASN00</text:p>
          </table:table-cell>
          <table:table-cell table:style-name="ce22" office:value-type="float" office:value="40242">
            <text:p>3/5/201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 LE71430502010112SGS00</text:p>
          </table:table-cell>
          <table:table-cell table:style-name="ce22" office:value-type="float" office:value="40290">
            <text:p>4/22/201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10128ASN00</text:p>
          </table:table-cell>
          <table:table-cell table:style-name="ce22" office:value-type="float" office:value="40306">
            <text:p>5/8/201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T51430502009021BKT00</text:p>
          </table:table-cell>
          <table:table-cell table:style-name="ce22" office:value-type="float" office:value="39834">
            <text:p>1/21/200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09045SGS00</text:p>
          </table:table-cell>
          <table:table-cell table:style-name="ce22" office:value-type="float" office:value="39858">
            <text:p>2/14/200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09061ASN00</text:p>
          </table:table-cell>
          <table:table-cell table:style-name="ce22" office:value-type="float" office:value="39874">
            <text:p>3/2/200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09093ASN00</text:p>
          </table:table-cell>
          <table:table-cell table:style-name="ce22" office:value-type="float" office:value="39906">
            <text:p>4/3/200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09253ASN00</text:p>
          </table:table-cell>
          <table:table-cell table:style-name="ce22" office:value-type="float" office:value="40066">
            <text:p>9/10/200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T51430502009293BKT00</text:p>
          </table:table-cell>
          <table:table-cell table:style-name="ce22" office:value-type="float" office:value="40106">
            <text:p>10/20/200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08011PFS00</text:p>
          </table:table-cell>
          <table:table-cell table:style-name="ce22" office:value-type="float" office:value="39458">
            <text:p>1/11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08059SGS00</text:p>
          </table:table-cell>
          <table:table-cell table:style-name="ce22" office:value-type="float" office:value="39506">
            <text:p>2/28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08107SGS00</text:p>
          </table:table-cell>
          <table:table-cell table:style-name="ce22" office:value-type="float" office:value="39554">
            <text:p>4/16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08123ASN00</text:p>
          </table:table-cell>
          <table:table-cell table:style-name="ce22" office:value-type="float" office:value="39570">
            <text:p>5/2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08155ASN00</text:p>
          </table:table-cell>
          <table:table-cell table:style-name="ce22" office:value-type="float" office:value="39602">
            <text:p>6/3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08347SGS00</text:p>
          </table:table-cell>
          <table:table-cell table:style-name="ce22" office:value-type="float" office:value="39794">
            <text:p>12/12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07040SGS00</text:p>
          </table:table-cell>
          <table:table-cell table:style-name="ce22" office:value-type="float" office:value="39122">
            <text:p>2/9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07072SGS00</text:p>
          </table:table-cell>
          <table:table-cell table:style-name="ce22" office:value-type="float" office:value="39154">
            <text:p>3/13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07104ASN00</text:p>
          </table:table-cell>
          <table:table-cell table:style-name="ce22" office:value-type="float" office:value="39186">
            <text:p>4/14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07136ASN00</text:p>
          </table:table-cell>
          <table:table-cell table:style-name="ce22" office:value-type="float" office:value="39218">
            <text:p>5/16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07152SGS00</text:p>
          </table:table-cell>
          <table:table-cell table:style-name="ce22" office:value-type="float" office:value="39234">
            <text:p>6/1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07328PFS00</text:p>
          </table:table-cell>
          <table:table-cell table:style-name="ce22" office:value-type="float" office:value="39410">
            <text:p>11/24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06021PFS00</text:p>
          </table:table-cell>
          <table:table-cell table:style-name="ce22" office:value-type="float" office:value="38738">
            <text:p>1/21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 LE71430502006037PFS00</text:p>
          </table:table-cell>
          <table:table-cell table:style-name="ce22" office:value-type="float" office:value="38754">
            <text:p>2/6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06085PFS01</text:p>
          </table:table-cell>
          <table:table-cell table:style-name="ce22" office:value-type="float" office:value="38802">
            <text:p>3/26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06101PFS00</text:p>
          </table:table-cell>
          <table:table-cell table:style-name="ce22" office:value-type="float" office:value="38818">
            <text:p>4/11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06133ASN00</text:p>
          </table:table-cell>
          <table:table-cell table:style-name="ce22" office:value-type="float" office:value="38850">
            <text:p>5/13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05050ASN00</text:p>
          </table:table-cell>
          <table:table-cell table:style-name="ce22" office:value-type="float" office:value="38402">
            <text:p>2/19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05066PFS00</text:p>
          </table:table-cell>
          <table:table-cell table:style-name="ce22" office:value-type="float" office:value="38418">
            <text:p>3/7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 LE71430502005146PFS01</text:p>
          </table:table-cell>
          <table:table-cell table:style-name="ce22" office:value-type="float" office:value="38498">
            <text:p>5/26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04016ASN01</text:p>
          </table:table-cell>
          <table:table-cell table:style-name="ce22" office:value-type="float" office:value="38002">
            <text:p>1/16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04048ASN01</text:p>
          </table:table-cell>
          <table:table-cell table:style-name="ce22" office:value-type="float" office:value="38034">
            <text:p>2/17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04064ASN01</text:p>
          </table:table-cell>
          <table:table-cell table:style-name="ce22" office:value-type="float" office:value="38050">
            <text:p>3/4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04112ASN01</text:p>
          </table:table-cell>
          <table:table-cell table:style-name="ce22" office:value-type="float" office:value="38098">
            <text:p>4/21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04336PFS00</text:p>
          </table:table-cell>
          <table:table-cell table:style-name="ce22" office:value-type="float" office:value="38322">
            <text:p>12/1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03029SGS00</text:p>
          </table:table-cell>
          <table:table-cell table:style-name="ce22" office:value-type="float" office:value="37650">
            <text:p>1/29/200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03093ASN00</text:p>
          </table:table-cell>
          <table:table-cell table:style-name="ce22" office:value-type="float" office:value="37714">
            <text:p>4/3/200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03125ASN00</text:p>
          </table:table-cell>
          <table:table-cell table:style-name="ce22" office:value-type="float" office:value="37746">
            <text:p>5/5/200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02106SGS00</text:p>
          </table:table-cell>
          <table:table-cell table:style-name="ce22" office:value-type="float" office:value="37362">
            <text:p>4/16/200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02122SGS00</text:p>
          </table:table-cell>
          <table:table-cell table:style-name="ce22" office:value-type="float" office:value="37378">
            <text:p>5/2/200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02154SGS00</text:p>
          </table:table-cell>
          <table:table-cell table:style-name="ce22" office:value-type="float" office:value="37410">
            <text:p>6/3/200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02330SGS00</text:p>
          </table:table-cell>
          <table:table-cell table:style-name="ce22" office:value-type="float" office:value="37586">
            <text:p>11/26/200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01055SGS00</text:p>
          </table:table-cell>
          <table:table-cell table:style-name="ce22" office:value-type="float" office:value="36946">
            <text:p>2/24/200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01119SGS00</text:p>
          </table:table-cell>
          <table:table-cell table:style-name="ce22" office:value-type="float" office:value="37010">
            <text:p>4/29/200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01343SGS00</text:p>
          </table:table-cell>
          <table:table-cell table:style-name="ce22" office:value-type="float" office:value="37234">
            <text:p>12/9/200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00133SGS01</text:p>
          </table:table-cell>
          <table:table-cell table:style-name="ce22" office:value-type="float" office:value="36658">
            <text:p>5/12/200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00213SGS01</text:p>
          </table:table-cell>
          <table:table-cell table:style-name="ce22" office:value-type="float" office:value="36738">
            <text:p>7/31/200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2000341SGS00</text:p>
          </table:table-cell>
          <table:table-cell table:style-name="ce22" office:value-type="float" office:value="36866">
            <text:p>12/6/200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3">
            <text:p>143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30501999338SGS00</text:p>
          </table:table-cell>
          <table:table-cell table:style-name="ce22" office:value-type="float" office:value="36498">
            <text:p>12/4/199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number-rows-repeated="1" table:style-name="ro5"/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C81450522014001LGN00</text:p>
          </table:table-cell>
          <table:table-cell table:style-name="ce22" office:value-type="float" office:value="41640">
            <text:p>1/1/2014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I_TIRS_L1T</text:p>
          </table:table-cell>
          <table:table-cell/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C81450522014033LGN00</text:p>
          </table:table-cell>
          <table:table-cell table:style-name="ce22" office:value-type="float" office:value="41672">
            <text:p>2/2/2014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 OLI_TIRS_L1T</text:p>
          </table:table-cell>
          <table:table-cell/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12004PFS00</text:p>
          </table:table-cell>
          <table:table-cell table:style-name="ce22" office:value-type="float" office:value="40912">
            <text:p>1/4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12052PFS00</text:p>
          </table:table-cell>
          <table:table-cell table:style-name="ce22" office:value-type="float" office:value="40960">
            <text:p>2/21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12084PFS00</text:p>
          </table:table-cell>
          <table:table-cell table:style-name="ce22" office:value-type="float" office:value="40992">
            <text:p>3/24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12292PFS00</text:p>
          </table:table-cell>
          <table:table-cell table:style-name="ce22" office:value-type="float" office:value="41200">
            <text:p>10/18/201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12324PFS01</text:p>
          </table:table-cell>
          <table:table-cell table:style-name="ce22" office:value-type="float" office:value="41232">
            <text:p>11/19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11017ASN00</text:p>
          </table:table-cell>
          <table:table-cell table:style-name="ce22" office:value-type="float" office:value="40560">
            <text:p>1/17/201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11049ASN00</text:p>
          </table:table-cell>
          <table:table-cell table:style-name="ce22" office:value-type="float" office:value="40592">
            <text:p>2/18/201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10030ASN00</text:p>
          </table:table-cell>
          <table:table-cell table:style-name="ce22" office:value-type="float" office:value="40208">
            <text:p>1/30/201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10062SGS00</text:p>
          </table:table-cell>
          <table:table-cell table:style-name="ce22" office:value-type="float" office:value="40240">
            <text:p>3/3/201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9075ASN00</text:p>
          </table:table-cell>
          <table:table-cell table:style-name="ce22" office:value-type="float" office:value="39888">
            <text:p>3/16/200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9091ASN00</text:p>
          </table:table-cell>
          <table:table-cell table:style-name="ce22" office:value-type="float" office:value="39904">
            <text:p>4/1/200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9299ASN00</text:p>
          </table:table-cell>
          <table:table-cell table:style-name="ce22" office:value-type="float" office:value="40112">
            <text:p>10/26/200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8009PFS00</text:p>
          </table:table-cell>
          <table:table-cell table:style-name="ce22" office:value-type="float" office:value="39456">
            <text:p>1/9/200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8057ASN00</text:p>
          </table:table-cell>
          <table:table-cell table:style-name="ce22" office:value-type="float" office:value="39504">
            <text:p>2/26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8313ASN00</text:p>
          </table:table-cell>
          <table:table-cell table:style-name="ce22" office:value-type="float" office:value="39760">
            <text:p>11/8/200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8361SGS00</text:p>
          </table:table-cell>
          <table:table-cell table:style-name="ce22" office:value-type="float" office:value="39808">
            <text:p>12/26/200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7006ASN00</text:p>
          </table:table-cell>
          <table:table-cell table:style-name="ce22" office:value-type="float" office:value="39088">
            <text:p>1/6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7038ASN00</text:p>
          </table:table-cell>
          <table:table-cell table:style-name="ce22" office:value-type="float" office:value="39120">
            <text:p>2/7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 LE71450522007326ASN00</text:p>
          </table:table-cell>
          <table:table-cell table:style-name="ce22" office:value-type="float" office:value="39408">
            <text:p>11/22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7342PFS00</text:p>
          </table:table-cell>
          <table:table-cell table:style-name="ce22" office:value-type="float" office:value="39424">
            <text:p>12/8/2007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6003PFS01</text:p>
          </table:table-cell>
          <table:table-cell table:style-name="ce22" office:value-type="float" office:value="38720">
            <text:p>1/3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6035PFS00</text:p>
          </table:table-cell>
          <table:table-cell table:style-name="ce22" office:value-type="float" office:value="38752">
            <text:p>2/4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6163ASN00</text:p>
          </table:table-cell>
          <table:table-cell table:style-name="ce22" office:value-type="float" office:value="38880">
            <text:p>6/12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5064ASN00</text:p>
          </table:table-cell>
          <table:table-cell table:style-name="ce22" office:value-type="float" office:value="38416">
            <text:p>3/5/2005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5112ASN00</text:p>
          </table:table-cell>
          <table:table-cell table:style-name="ce22" office:value-type="float" office:value="38464">
            <text:p>4/22/2005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5320SGS00</text:p>
          </table:table-cell>
          <table:table-cell table:style-name="ce22" office:value-type="float" office:value="38672">
            <text:p>11/16/2005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4014ASN01</text:p>
          </table:table-cell>
          <table:table-cell table:style-name="ce22" office:value-type="float" office:value="38000">
            <text:p>1/14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4078ASN01</text:p>
          </table:table-cell>
          <table:table-cell table:style-name="ce22" office:value-type="float" office:value="38064">
            <text:p>3/18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3027SGS00</text:p>
          </table:table-cell>
          <table:table-cell table:style-name="ce22" office:value-type="float" office:value="37648">
            <text:p>1/27/200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3299ASN01</text:p>
          </table:table-cell>
          <table:table-cell table:style-name="ce22" office:value-type="float" office:value="37920">
            <text:p>10/26/200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3315ASN01</text:p>
          </table:table-cell>
          <table:table-cell table:style-name="ce22" office:value-type="float" office:value="37936">
            <text:p>11/11/200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3363ASN01</text:p>
          </table:table-cell>
          <table:table-cell table:style-name="ce22" office:value-type="float" office:value="37984">
            <text:p>12/29/200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2008SGS00</text:p>
          </table:table-cell>
          <table:table-cell table:style-name="ce22" office:value-type="float" office:value="37264">
            <text:p>1/8/200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2264SGS00</text:p>
          </table:table-cell>
          <table:table-cell table:style-name="ce22" office:value-type="float" office:value="37520">
            <text:p>9/21/200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1085SGS00</text:p>
          </table:table-cell>
          <table:table-cell table:style-name="ce22" office:value-type="float" office:value="36976">
            <text:p>3/26/200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0083SGS00</text:p>
          </table:table-cell>
          <table:table-cell table:style-name="ce22" office:value-type="float" office:value="36608">
            <text:p>3/23/200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2000355SGS00</text:p>
          </table:table-cell>
          <table:table-cell table:style-name="ce22" office:value-type="float" office:value="36880">
            <text:p>12/20/200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T51450521999072AAA02</text:p>
          </table:table-cell>
          <table:table-cell table:style-name="ce22" office:value-type="float" office:value="36232">
            <text:p>3/13/199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T51450521999120XXX02</text:p>
          </table:table-cell>
          <table:table-cell table:style-name="ce22" office:value-type="float" office:value="36280">
            <text:p>4/30/199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E71450521999304SGS00</text:p>
          </table:table-cell>
          <table:table-cell table:style-name="ce22" office:value-type="float" office:value="36464">
            <text:p>10/31/199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 LT51450521999360AAA03</text:p>
          </table:table-cell>
          <table:table-cell table:style-name="ce22" office:value-type="float" office:value="36520">
            <text:p>12/26/199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T51450521998069XXX02</text:p>
          </table:table-cell>
          <table:table-cell table:style-name="ce22" office:value-type="float" office:value="35864">
            <text:p>3/10/199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T51450521998101XXX01</text:p>
          </table:table-cell>
          <table:table-cell table:style-name="ce22" office:value-type="float" office:value="35896">
            <text:p>4/11/199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T51450521998149AAA01</text:p>
          </table:table-cell>
          <table:table-cell table:style-name="ce22" office:value-type="float" office:value="35944">
            <text:p>5/29/199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5">
            <text:p>145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LT51450521998357XXX01</text:p>
          </table:table-cell>
          <table:table-cell table:style-name="ce22" office:value-type="float" office:value="36152">
            <text:p>12/23/199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number-rows-repeated="1" table:style-name="ro5"/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C81460502014056LGN00</text:p>
          </table:table-cell>
          <table:table-cell table:style-name="ce22" office:value-type="float" office:value="41695">
            <text:p>2/25/2014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I_TIRS_L1T</text:p>
          </table:table-cell>
          <table:table-cell/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C81460502014008LGN00</text:p>
          </table:table-cell>
          <table:table-cell table:style-name="ce22" office:value-type="float" office:value="41647">
            <text:p>1/8/2014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I_TIRS_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13013PFS00</text:p>
          </table:table-cell>
          <table:table-cell table:style-name="ce22" office:value-type="float" office:value="41287">
            <text:p>1/13/201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C81460502013101LGN01</text:p>
          </table:table-cell>
          <table:table-cell table:style-name="ce22" office:value-type="float" office:value="41375">
            <text:p>4/11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I_TIRS_L1T</text:p>
          </table:table-cell>
          <table:table-cell/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C81460502013325LGN00</text:p>
          </table:table-cell>
          <table:table-cell table:style-name="ce22" office:value-type="float" office:value="41599">
            <text:p>11/21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I_TIRS_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C81460502013341LGN00</text:p>
          </table:table-cell>
          <table:table-cell table:style-name="ce22" office:value-type="float" office:value="41615">
            <text:p>12/7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I_TIRS_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 LE71460502012027PFS00</text:p>
          </table:table-cell>
          <table:table-cell table:style-name="ce22" office:value-type="float" office:value="40935">
            <text:p>1/27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12059PFS00</text:p>
          </table:table-cell>
          <table:table-cell table:style-name="ce22" office:value-type="float" office:value="40967">
            <text:p>2/28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12075PFS00</text:p>
          </table:table-cell>
          <table:table-cell table:style-name="ce22" office:value-type="float" office:value="40983">
            <text:p>3/15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 LE71460502012267PFS00</text:p>
          </table:table-cell>
          <table:table-cell table:style-name="ce22" office:value-type="float" office:value="41175">
            <text:p>9/23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12347PFS00</text:p>
          </table:table-cell>
          <table:table-cell table:style-name="ce22" office:value-type="float" office:value="41255">
            <text:p>12/12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11024ASN00</text:p>
          </table:table-cell>
          <table:table-cell table:style-name="ce22" office:value-type="float" office:value="40567">
            <text:p>1/24/201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11312PFS00</text:p>
          </table:table-cell>
          <table:table-cell table:style-name="ce22" office:value-type="float" office:value="40855">
            <text:p>11/8/201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11344PFS00</text:p>
          </table:table-cell>
          <table:table-cell table:style-name="ce22" office:value-type="float" office:value="40887">
            <text:p>12/10/201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10005ASN00</text:p>
          </table:table-cell>
          <table:table-cell table:style-name="ce22" office:value-type="float" office:value="40183">
            <text:p>1/5/201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10053SGS00</text:p>
          </table:table-cell>
          <table:table-cell table:style-name="ce22" office:value-type="float" office:value="40231">
            <text:p>2/22/201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10085ASN00</text:p>
          </table:table-cell>
          <table:table-cell table:style-name="ce22" office:value-type="float" office:value="40263">
            <text:p>3/26/201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9002SGS00</text:p>
          </table:table-cell>
          <table:table-cell table:style-name="ce22" office:value-type="float" office:value="39815">
            <text:p>1/2/200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 LE71460502009034SGS00</text:p>
          </table:table-cell>
          <table:table-cell table:style-name="ce22" office:value-type="float" office:value="39847">
            <text:p>2/3/200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9066SGS00</text:p>
          </table:table-cell>
          <table:table-cell table:style-name="ce22" office:value-type="float" office:value="39879">
            <text:p>3/7/200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9290ASN00</text:p>
          </table:table-cell>
          <table:table-cell table:style-name="ce22" office:value-type="float" office:value="40103">
            <text:p>10/17/200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9306SGS00</text:p>
          </table:table-cell>
          <table:table-cell table:style-name="ce22" office:value-type="float" office:value="40119">
            <text:p>11/2/200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 LE71460502009354SGS01</text:p>
          </table:table-cell>
          <table:table-cell table:style-name="ce22" office:value-type="float" office:value="40167">
            <text:p>12/20/200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8016ASN00</text:p>
          </table:table-cell>
          <table:table-cell table:style-name="ce22" office:value-type="float" office:value="39463">
            <text:p>1/16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 LE71460502008032ASN00</text:p>
          </table:table-cell>
          <table:table-cell table:style-name="ce22" office:value-type="float" office:value="39479">
            <text:p>2/1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8064SGS00</text:p>
          </table:table-cell>
          <table:table-cell table:style-name="ce22" office:value-type="float" office:value="39511">
            <text:p>3/4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 LE71460502008096ASN00</text:p>
          </table:table-cell>
          <table:table-cell table:style-name="ce22" office:value-type="float" office:value="39543">
            <text:p>4/5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8128ASN00</text:p>
          </table:table-cell>
          <table:table-cell table:style-name="ce22" office:value-type="float" office:value="39575">
            <text:p>5/7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8304SGS00</text:p>
          </table:table-cell>
          <table:table-cell table:style-name="ce22" office:value-type="float" office:value="39751">
            <text:p>10/30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8352SGS05</text:p>
          </table:table-cell>
          <table:table-cell table:style-name="ce22" office:value-type="float" office:value="39799">
            <text:p>12/17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7013ASN00</text:p>
          </table:table-cell>
          <table:table-cell table:style-name="ce22" office:value-type="float" office:value="39095">
            <text:p>1/13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7045SGS00</text:p>
          </table:table-cell>
          <table:table-cell table:style-name="ce22" office:value-type="float" office:value="39127">
            <text:p>2/14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7285ASN00</text:p>
          </table:table-cell>
          <table:table-cell table:style-name="ce22" office:value-type="float" office:value="39367">
            <text:p>10/12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7317PFS00</text:p>
          </table:table-cell>
          <table:table-cell table:style-name="ce22" office:value-type="float" office:value="39399">
            <text:p>11/13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7365ASN00</text:p>
          </table:table-cell>
          <table:table-cell table:style-name="ce22" office:value-type="float" office:value="39447">
            <text:p>12/31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6026PFS00</text:p>
          </table:table-cell>
          <table:table-cell table:style-name="ce22" office:value-type="float" office:value="38743">
            <text:p>1/26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6042PFS00</text:p>
          </table:table-cell>
          <table:table-cell table:style-name="ce22" office:value-type="float" office:value="38759">
            <text:p>2/11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6074PFS00</text:p>
          </table:table-cell>
          <table:table-cell table:style-name="ce22" office:value-type="float" office:value="38791">
            <text:p>3/15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6314PFS00</text:p>
          </table:table-cell>
          <table:table-cell table:style-name="ce22" office:value-type="float" office:value="39031">
            <text:p>11/10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6362ASN00</text:p>
          </table:table-cell>
          <table:table-cell table:style-name="ce22" office:value-type="float" office:value="39079">
            <text:p>12/28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5023PFS00</text:p>
          </table:table-cell>
          <table:table-cell table:style-name="ce22" office:value-type="float" office:value="38375">
            <text:p>1/23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5071ASN01</text:p>
          </table:table-cell>
          <table:table-cell table:style-name="ce22" office:value-type="float" office:value="38423">
            <text:p>3/12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 LE71460502005279PFS00</text:p>
          </table:table-cell>
          <table:table-cell table:style-name="ce22" office:value-type="float" office:value="38631">
            <text:p>10/6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5311PFS01</text:p>
          </table:table-cell>
          <table:table-cell table:style-name="ce22" office:value-type="float" office:value="38663">
            <text:p>11/7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5343PFS00</text:p>
          </table:table-cell>
          <table:table-cell table:style-name="ce22" office:value-type="float" office:value="38695">
            <text:p>12/9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4101ASN01</text:p>
          </table:table-cell>
          <table:table-cell table:style-name="ce22" office:value-type="float" office:value="38087">
            <text:p>4/10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4325PFS00</text:p>
          </table:table-cell>
          <table:table-cell table:style-name="ce22" office:value-type="float" office:value="38311">
            <text:p>11/20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4341ASN00</text:p>
          </table:table-cell>
          <table:table-cell table:style-name="ce22" office:value-type="float" office:value="38327">
            <text:p>12/6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3002SGS00</text:p>
          </table:table-cell>
          <table:table-cell table:style-name="ce22" office:value-type="float" office:value="37623">
            <text:p>1/2/200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 LE71460502003050SGS00</text:p>
          </table:table-cell>
          <table:table-cell table:style-name="ce22" office:value-type="float" office:value="37671">
            <text:p>2/19/200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3082ASN00</text:p>
          </table:table-cell>
          <table:table-cell table:style-name="ce22" office:value-type="float" office:value="37703">
            <text:p>3/23/200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3290ASN01</text:p>
          </table:table-cell>
          <table:table-cell table:style-name="ce22" office:value-type="float" office:value="37911">
            <text:p>10/17/200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3322ASN01</text:p>
          </table:table-cell>
          <table:table-cell table:style-name="ce22" office:value-type="float" office:value="37943">
            <text:p>11/18/200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3338ASN01</text:p>
          </table:table-cell>
          <table:table-cell table:style-name="ce22" office:value-type="float" office:value="37959">
            <text:p>12/4/200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2015SGS00</text:p>
          </table:table-cell>
          <table:table-cell table:style-name="ce22" office:value-type="float" office:value="37271">
            <text:p>1/15/200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2079SGS00</text:p>
          </table:table-cell>
          <table:table-cell table:style-name="ce22" office:value-type="float" office:value="37335">
            <text:p>3/20/200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2319SGS00</text:p>
          </table:table-cell>
          <table:table-cell table:style-name="ce22" office:value-type="float" office:value="37575">
            <text:p>11/15/200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1092SGS00</text:p>
          </table:table-cell>
          <table:table-cell table:style-name="ce22" office:value-type="float" office:value="36983">
            <text:p>4/2/200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1124SGS00</text:p>
          </table:table-cell>
          <table:table-cell table:style-name="ce22" office:value-type="float" office:value="37015">
            <text:p>5/4/200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1300SGS00</text:p>
          </table:table-cell>
          <table:table-cell table:style-name="ce22" office:value-type="float" office:value="37191">
            <text:p>10/27/200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T51460502000050AAA02</text:p>
          </table:table-cell>
          <table:table-cell table:style-name="ce22" office:value-type="float" office:value="36575">
            <text:p>2/19/200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M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0074SGS00</text:p>
          </table:table-cell>
          <table:table-cell table:style-name="ce22" office:value-type="float" office:value="36599">
            <text:p>3/14/200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 LT51460502000130XXX01</text:p>
          </table:table-cell>
          <table:table-cell table:style-name="ce22" office:value-type="float" office:value="36655">
            <text:p>5/9/200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0330SGS00</text:p>
          </table:table-cell>
          <table:table-cell table:style-name="ce22" office:value-type="float" office:value="36855">
            <text:p>11/25/200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T51460501999031XXX02</text:p>
          </table:table-cell>
          <table:table-cell table:style-name="ce22" office:value-type="float" office:value="36191">
            <text:p>1/31/199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 LT51460501999047AAA02</text:p>
          </table:table-cell>
          <table:table-cell table:style-name="ce22" office:value-type="float" office:value="36207">
            <text:p>2/16/199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M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T51460501999063XXX01</text:p>
          </table:table-cell>
          <table:table-cell table:style-name="ce22" office:value-type="float" office:value="36223">
            <text:p>3/4/199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 L1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T51460501999095XXX01</text:p>
          </table:table-cell>
          <table:table-cell table:style-name="ce22" office:value-type="float" office:value="36255">
            <text:p>4/5/199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1999311SGS00</text:p>
          </table:table-cell>
          <table:table-cell table:style-name="ce22" office:value-type="float" office:value="36471">
            <text:p>11/7/199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T51460502000050AAA02</text:p>
          </table:table-cell>
          <table:table-cell table:style-name="ce22" office:value-type="float" office:value="36575">
            <text:p>2/19/200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M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0074SGS00</text:p>
          </table:table-cell>
          <table:table-cell table:style-name="ce22" office:value-type="float" office:value="36599">
            <text:p>3/14/200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T51460502000130XXX01</text:p>
          </table:table-cell>
          <table:table-cell table:style-name="ce22" office:value-type="float" office:value="36655">
            <text:p>5/9/200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2000330SGS00</text:p>
          </table:table-cell>
          <table:table-cell table:style-name="ce22" office:value-type="float" office:value="36855">
            <text:p>11/25/200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T51460501999031XXX02</text:p>
          </table:table-cell>
          <table:table-cell table:style-name="ce22" office:value-type="float" office:value="36191">
            <text:p>1/31/199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 LT51460501999047AAA02</text:p>
          </table:table-cell>
          <table:table-cell table:style-name="ce22" office:value-type="float" office:value="36207">
            <text:p>2/16/199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M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T51460501999063XXX01</text:p>
          </table:table-cell>
          <table:table-cell table:style-name="ce22" office:value-type="float" office:value="36223">
            <text:p>3/4/199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M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T51460501999095XXX01</text:p>
          </table:table-cell>
          <table:table-cell table:style-name="ce22" office:value-type="float" office:value="36255">
            <text:p>4/5/199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E71460501999311SGS00</text:p>
          </table:table-cell>
          <table:table-cell table:style-name="ce22" office:value-type="float" office:value="36471">
            <text:p>11/7/199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</text:p>
          </table:table-cell>
          <table:table-cell/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 LT51460501998044AAA01</text:p>
          </table:table-cell>
          <table:table-cell table:style-name="ce22" office:value-type="float" office:value="35839">
            <text:p>2/13/199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 TM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 LT51460501998060XXX01</text:p>
          </table:table-cell>
          <table:table-cell table:style-name="ce22" office:value-type="float" office:value="35855">
            <text:p>3/1/199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 TM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 LT51460501998092XXX01</text:p>
          </table:table-cell>
          <table:table-cell table:style-name="ce22" office:value-type="float" office:value="35887">
            <text:p>4/2/199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T51460501998316XXX01</text:p>
          </table:table-cell>
          <table:table-cell table:style-name="ce22" office:value-type="float" office:value="36111">
            <text:p>11/12/199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6">
            <text:p>146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LT51460501998364AAA01</text:p>
          </table:table-cell>
          <table:table-cell table:style-name="ce22" office:value-type="float" office:value="36159">
            <text:p>12/30/1998</text:p>
          </table:table-cell>
          <table:table-cell table:number-columns-repeated="2"/>
          <table:table-cell table:style-name="ce21" office:value-type="string">
            <text:p>TM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</table:table-row>
        <table:table-row table:number-rows-repeated="1" table:style-name="ro5"/>
        <table:table-row table:style-name="ro4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 LE71470492014055SG101</text:p>
          </table:table-cell>
          <table:table-cell table:style-name="ce22" office:value-type="float" office:value="41694">
            <text:p>2/24/2014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14007SG100</text:p>
          </table:table-cell>
          <table:table-cell table:style-name="ce22" office:value-type="float" office:value="41646">
            <text:p>1/7/2014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13036PFS00</text:p>
          </table:table-cell>
          <table:table-cell table:style-name="ce22" office:value-type="float" office:value="41310">
            <text:p>2/5/201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13068PFS00</text:p>
          </table:table-cell>
          <table:table-cell table:style-name="ce22" office:value-type="float" office:value="41342">
            <text:p>3/9/201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13100PFS00</text:p>
          </table:table-cell>
          <table:table-cell table:style-name="ce22" office:value-type="float" office:value="41374">
            <text:p>4/10/201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 LC81470492013124LGN01</text:p>
          </table:table-cell>
          <table:table-cell table:style-name="ce22" office:value-type="float" office:value="41398">
            <text:p>5/4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I_TIRS_L1T</text:p>
          </table:table-cell>
          <table:table-cell/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13292SG100</text:p>
          </table:table-cell>
          <table:table-cell table:style-name="ce22" office:value-type="float" office:value="41566">
            <text:p>10/19/201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C81470492013316LGN00</text:p>
          </table:table-cell>
          <table:table-cell table:style-name="ce22" office:value-type="float" office:value="41590">
            <text:p>11/12/20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I_TIRS_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13340SG100</text:p>
          </table:table-cell>
          <table:table-cell table:style-name="ce22" office:value-type="float" office:value="41614">
            <text:p>12/6/201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12002PFS00</text:p>
          </table:table-cell>
          <table:table-cell table:style-name="ce22" office:value-type="float" office:value="40910">
            <text:p>1/2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12050PFS00</text:p>
          </table:table-cell>
          <table:table-cell table:style-name="ce22" office:value-type="float" office:value="40958">
            <text:p>2/19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12066PFS00</text:p>
          </table:table-cell>
          <table:table-cell table:style-name="ce22" office:value-type="float" office:value="40974">
            <text:p>3/6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12098PFS01</text:p>
          </table:table-cell>
          <table:table-cell table:style-name="ce22" office:value-type="float" office:value="41006">
            <text:p>4/7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12290PFS00</text:p>
          </table:table-cell>
          <table:table-cell table:style-name="ce22" office:value-type="float" office:value="41198">
            <text:p>10/16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12322PFS00</text:p>
          </table:table-cell>
          <table:table-cell table:style-name="ce22" office:value-type="float" office:value="41230">
            <text:p>11/17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12338PFS00</text:p>
          </table:table-cell>
          <table:table-cell table:style-name="ce22" office:value-type="float" office:value="41246">
            <text:p>12/3/201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11031ASN00</text:p>
          </table:table-cell>
          <table:table-cell table:style-name="ce22" office:value-type="float" office:value="40574">
            <text:p>1/31/201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11271PFS00</text:p>
          </table:table-cell>
          <table:table-cell table:style-name="ce22" office:value-type="float" office:value="40814">
            <text:p>9/28/201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 LE71470492011287ASN00</text:p>
          </table:table-cell>
          <table:table-cell table:style-name="ce22" office:value-type="float" office:value="40830">
            <text:p>10/14/201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 LE71470492011319PFS00</text:p>
          </table:table-cell>
          <table:table-cell table:style-name="ce22" office:value-type="float" office:value="40862">
            <text:p>11/15/201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10060SGS00</text:p>
          </table:table-cell>
          <table:table-cell table:style-name="ce22" office:value-type="float" office:value="40238">
            <text:p>3/1/201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10092PFS00</text:p>
          </table:table-cell>
          <table:table-cell table:style-name="ce22" office:value-type="float" office:value="40270">
            <text:p>4/2/201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10124ASN00</text:p>
          </table:table-cell>
          <table:table-cell table:style-name="ce22" office:value-type="float" office:value="40302">
            <text:p>5/4/201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10348ASN00</text:p>
          </table:table-cell>
          <table:table-cell table:style-name="ce22" office:value-type="float" office:value="40526">
            <text:p>12/14/201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 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9009PFS00</text:p>
          </table:table-cell>
          <table:table-cell table:style-name="ce22" office:value-type="float" office:value="39822">
            <text:p>1/9/200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9041SGS00</text:p>
          </table:table-cell>
          <table:table-cell table:style-name="ce22" office:value-type="float" office:value="39854">
            <text:p>2/10/200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9121PFS00</text:p>
          </table:table-cell>
          <table:table-cell table:style-name="ce22" office:value-type="float" office:value="39934">
            <text:p>5/1/200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9297SGS00</text:p>
          </table:table-cell>
          <table:table-cell table:style-name="ce22" office:value-type="float" office:value="40110">
            <text:p>10/24/200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 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9345PFS00</text:p>
          </table:table-cell>
          <table:table-cell table:style-name="ce22" office:value-type="float" office:value="40158">
            <text:p>12/11/200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8007PFS00</text:p>
          </table:table-cell>
          <table:table-cell table:style-name="ce22" office:value-type="float" office:value="39454">
            <text:p>1/7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8055SGS00</text:p>
          </table:table-cell>
          <table:table-cell table:style-name="ce22" office:value-type="float" office:value="39502">
            <text:p>2/24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8087SGS00</text:p>
          </table:table-cell>
          <table:table-cell table:style-name="ce22" office:value-type="float" office:value="39534">
            <text:p>3/27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8103SGS00</text:p>
          </table:table-cell>
          <table:table-cell table:style-name="ce22" office:value-type="float" office:value="39550">
            <text:p>4/12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8135ASN00</text:p>
          </table:table-cell>
          <table:table-cell table:style-name="ce22" office:value-type="float" office:value="39582">
            <text:p>5/14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8311SGS00</text:p>
          </table:table-cell>
          <table:table-cell table:style-name="ce22" office:value-type="float" office:value="39758">
            <text:p>11/6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8343SGS00</text:p>
          </table:table-cell>
          <table:table-cell table:style-name="ce22" office:value-type="float" office:value="39790">
            <text:p>12/8/200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7036SGS00</text:p>
          </table:table-cell>
          <table:table-cell table:style-name="ce22" office:value-type="float" office:value="39118">
            <text:p>2/5/2007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7068ASN00</text:p>
          </table:table-cell>
          <table:table-cell table:style-name="ce22" office:value-type="float" office:value="39150">
            <text:p>3/9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7100ASN00</text:p>
          </table:table-cell>
          <table:table-cell table:style-name="ce22" office:value-type="float" office:value="39182">
            <text:p>4/10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 LE71470492007324ASN00</text:p>
          </table:table-cell>
          <table:table-cell table:style-name="ce22" office:value-type="float" office:value="39406">
            <text:p>11/20/2007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6001PFS00</text:p>
          </table:table-cell>
          <table:table-cell table:style-name="ce22" office:value-type="float" office:value="38718">
            <text:p>1/1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6049PFS00</text:p>
          </table:table-cell>
          <table:table-cell table:style-name="ce22" office:value-type="float" office:value="38766">
            <text:p>2/18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 LE71470492006065ASN00</text:p>
          </table:table-cell>
          <table:table-cell table:style-name="ce22" office:value-type="float" office:value="38782">
            <text:p>3/6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6097ASN00</text:p>
          </table:table-cell>
          <table:table-cell table:style-name="ce22" office:value-type="float" office:value="38814">
            <text:p>4/7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6305PFS00</text:p>
          </table:table-cell>
          <table:table-cell table:style-name="ce22" office:value-type="float" office:value="39022">
            <text:p>11/1/2006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 SLC-off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5014ASN00</text:p>
          </table:table-cell>
          <table:table-cell table:style-name="ce22" office:value-type="float" office:value="38366">
            <text:p>1/14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5062PFS00</text:p>
          </table:table-cell>
          <table:table-cell table:style-name="ce22" office:value-type="float" office:value="38414">
            <text:p>3/3/2005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5094PFS00</text:p>
          </table:table-cell>
          <table:table-cell table:style-name="ce22" office:value-type="float" office:value="38446">
            <text:p>4/4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 LE71470492005318ASN00</text:p>
          </table:table-cell>
          <table:table-cell table:style-name="ce22" office:value-type="float" office:value="38670">
            <text:p>11/14/2005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4012ASN01</text:p>
          </table:table-cell>
          <table:table-cell table:style-name="ce22" office:value-type="float" office:value="37998">
            <text:p>1/12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4076ASN02</text:p>
          </table:table-cell>
          <table:table-cell table:style-name="ce22" office:value-type="float" office:value="38062">
            <text:p>3/16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4108ASN01</text:p>
          </table:table-cell>
          <table:table-cell table:style-name="ce22" office:value-type="float" office:value="38094">
            <text:p>4/17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 LE71470492004332PFS00</text:p>
          </table:table-cell>
          <table:table-cell table:style-name="ce22" office:value-type="float" office:value="38318">
            <text:p>11/27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4348PFS00</text:p>
          </table:table-cell>
          <table:table-cell table:style-name="ce22" office:value-type="float" office:value="38334">
            <text:p>12/13/2004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3025SGS00</text:p>
          </table:table-cell>
          <table:table-cell table:style-name="ce22" office:value-type="float" office:value="37646">
            <text:p>1/25/200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3057SGS00</text:p>
          </table:table-cell>
          <table:table-cell table:style-name="ce22" office:value-type="float" office:value="37678">
            <text:p>2/26/200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3089SGS00</text:p>
          </table:table-cell>
          <table:table-cell table:style-name="ce22" office:value-type="float" office:value="37710">
            <text:p>3/30/200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3329ASN01</text:p>
          </table:table-cell>
          <table:table-cell table:style-name="ce22" office:value-type="float" office:value="37950">
            <text:p>11/25/2003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 SLC-of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2006SGS00</text:p>
          </table:table-cell>
          <table:table-cell table:style-name="ce22" office:value-type="float" office:value="37262">
            <text:p>1/6/200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2086SGS00</text:p>
          </table:table-cell>
          <table:table-cell table:style-name="ce22" office:value-type="float" office:value="37342">
            <text:p>3/27/200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2262SGS00</text:p>
          </table:table-cell>
          <table:table-cell table:style-name="ce22" office:value-type="float" office:value="37518">
            <text:p>9/19/200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2310SGS00</text:p>
          </table:table-cell>
          <table:table-cell table:style-name="ce22" office:value-type="float" office:value="37566">
            <text:p>11/6/200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 LE71470492002358SGS00</text:p>
          </table:table-cell>
          <table:table-cell table:style-name="ce22" office:value-type="float" office:value="37614">
            <text:p>12/24/2002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1003SGS00</text:p>
          </table:table-cell>
          <table:table-cell table:style-name="ce22" office:value-type="float" office:value="36894">
            <text:p>1/3/200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1051SGS00</text:p>
          </table:table-cell>
          <table:table-cell table:style-name="ce22" office:value-type="float" office:value="36942">
            <text:p>2/20/200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1083SGS00</text:p>
          </table:table-cell>
          <table:table-cell table:style-name="ce22" office:value-type="float" office:value="36974">
            <text:p>3/24/200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1131SGS00</text:p>
          </table:table-cell>
          <table:table-cell table:style-name="ce22" office:value-type="float" office:value="37022">
            <text:p>5/11/200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1307SGS01</text:p>
          </table:table-cell>
          <table:table-cell table:style-name="ce22" office:value-type="float" office:value="37198">
            <text:p>11/3/2001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0049SGS00</text:p>
          </table:table-cell>
          <table:table-cell table:style-name="ce22" office:value-type="float" office:value="36574">
            <text:p>2/18/200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T51470492000089XXX02</text:p>
          </table:table-cell>
          <table:table-cell table:style-name="ce22" office:value-type="float" office:value="36614">
            <text:p>3/29/200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0129SGS00</text:p>
          </table:table-cell>
          <table:table-cell table:style-name="ce22" office:value-type="float" office:value="36654">
            <text:p>5/8/200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0289SGS00</text:p>
          </table:table-cell>
          <table:table-cell table:style-name="ce22" office:value-type="float" office:value="36814">
            <text:p>10/15/2000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2000321EDC00</text:p>
          </table:table-cell>
          <table:table-cell table:style-name="ce22" office:value-type="float" office:value="36846">
            <text:p>11/16/200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TM+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T51470491999006XXX03</text:p>
          </table:table-cell>
          <table:table-cell table:style-name="ce22" office:value-type="float" office:value="36166">
            <text:p>1/6/199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T51470491999054AAA01</text:p>
          </table:table-cell>
          <table:table-cell table:style-name="ce22" office:value-type="float" office:value="36214">
            <text:p>2/23/199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M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 LT51470491999070XXX03</text:p>
          </table:table-cell>
          <table:table-cell table:style-name="ce22" office:value-type="float" office:value="36230">
            <text:p>3/11/199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 LT51470491999102XXX01</text:p>
          </table:table-cell>
          <table:table-cell table:style-name="ce22" office:value-type="float" office:value="36262">
            <text:p>4/12/199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T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E71470491999318SGS00</text:p>
          </table:table-cell>
          <table:table-cell table:style-name="ce22" office:value-type="float" office:value="36478">
            <text:p>11/14/1999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ETM+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T51470491998051XXX01</text:p>
          </table:table-cell>
          <table:table-cell table:style-name="ce22" office:value-type="float" office:value="35846">
            <text:p>2/20/199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M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T51470491998051XXX01</text:p>
          </table:table-cell>
          <table:table-cell table:style-name="ce22" office:value-type="float" office:value="35846">
            <text:p>2/20/199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M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T51470491998083XXX01</text:p>
          </table:table-cell>
          <table:table-cell table:style-name="ce22" office:value-type="float" office:value="35878">
            <text:p>3/24/1998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 TM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LT51470491998099XXX01</text:p>
          </table:table-cell>
          <table:table-cell table:style-name="ce22" office:value-type="float" office:value="35894">
            <text:p>4/9/199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M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4">
          <table:table-cell table:style-name="ce21" office:value-type="float" office:value="147">
            <text:p>147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 LT51470491998339XXX01</text:p>
          </table:table-cell>
          <table:table-cell table:style-name="ce22" office:value-type="float" office:value="36134">
            <text:p>12/5/199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M L1T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month/>
      <number:text>/</number:text>
      <number:day/>
      <number:text>/</number:text>
      <number:year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Western Ghats" style:display-name="PageStyle_Western Ghat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Peninsular India" style:display-name="PageStyle_Peninsular India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